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4.2083in" fo:margin-left="-0.075in" fo:margin-top="0in" fo:margin-bottom="0in" table:align="left"/>
    </style:style>
    <style:style style:name="Table1.A" style:family="table-column">
      <style:table-column-properties style:column-width="4.208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1.25pt solid #000080"/>
    </style:style>
    <style:style style:name="Table2" style:family="table">
      <style:table-properties style:width="4.2083in" fo:margin-left="-0.075in" fo:margin-top="0in" fo:margin-bottom="0in" table:align="left"/>
    </style:style>
    <style:style style:name="Table2.A" style:family="table-column">
      <style:table-column-properties style:column-width="4.208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041in" fo:margin-left="-0.075in" fo:margin-top="0in" fo:margin-bottom="0in" table:align="left"/>
    </style:style>
    <style:style style:name="Table3.A" style:family="table-column">
      <style:table-column-properties style:column-width="6.04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1.25pt solid #000080"/>
    </style:style>
    <style:style style:name="Table4" style:family="table">
      <style:table-properties style:width="5.9424in" fo:margin-left="-0.075in" fo:margin-top="0in" fo:margin-bottom="0in" table:align="left"/>
    </style:style>
    <style:style style:name="Table4.A" style:family="table-column">
      <style:table-column-properties style:column-width="5.942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1" style:font-size-asian="11pt" style:font-weight-asian="bold" style:font-name-complex="Arial1" style:font-size-complex="11pt"/>
    </style:style>
    <style:style style:name="P3"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7"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style>
    <style:style style:name="P8" style:family="paragraph" style:parent-style-name="Standard">
      <style:paragraph-properties fo:margin-top="0in" fo:margin-bottom="0in" loext:contextual-spacing="false" fo:orphans="2" fo:widows="2" fo:padding="0in" fo:border="0.74pt solid #ffffff">
        <style:tab-stops>
          <style:tab-stop style:position="2.0028in" style:type="center"/>
        </style:tab-stops>
      </style:paragraph-properties>
    </style:style>
    <style:style style:name="P9"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style>
    <style:style style:name="P10"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style>
    <style:style style:name="P11"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style>
    <style:style style:name="P12"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style>
    <style:style style:name="P13"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style>
    <style:style style:name="P1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weight="bold" style:font-name-asian="Arial1" style:font-size-asian="11pt" style:font-weight-asian="bold" style:font-name-complex="Arial1" style:font-size-complex="11pt"/>
    </style:style>
    <style:style style:name="P1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6"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1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weight="bold" style:font-name-asian="Arial1" style:font-weight-asian="bold" style:font-name-complex="Arial1"/>
    </style:style>
    <style:style style:name="P1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font-name="Arial" style:font-name-asian="Arial1" style:font-name-complex="Arial1"/>
    </style:style>
    <style:style style:name="P1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 fo:font-size="11pt" style:font-name-asian="Arial1" style:font-size-asian="11pt" style:font-name-complex="Arial1" style:font-size-complex="11pt"/>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style:text-properties style:text-position="0% 100%"/>
    </style:style>
    <style:style style:name="P22" style:family="paragraph" style:parent-style-name="Standard">
      <style:paragraph-properties fo:margin-top="0in" fo:margin-bottom="0in" loext:contextual-spacing="false"/>
      <style:text-properties style:text-position="0% 100%" style:font-name="Arial" fo:font-size="11pt" style:font-name-asian="Arial1" style:font-size-asian="11pt" style:font-name-complex="Arial1" style:font-size-complex="11pt"/>
    </style:style>
    <style:style style:name="P23" style:family="paragraph" style:parent-style-name="Standard">
      <style:paragraph-properties fo:margin-top="0in" fo:margin-bottom="0in" loext:contextual-spacing="false" fo:line-height="100%"/>
      <style:text-properties style:text-position="0% 100%" style:font-name="Arial" fo:font-size="11pt" style:font-name-asian="Arial1" style:font-size-asian="11pt" style:font-name-complex="Arial1" style:font-size-complex="11pt"/>
    </style:style>
    <style:style style:name="P24"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style>
    <style:style style:name="P25"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style>
    <style:style style:name="P26" style:family="paragraph" style:parent-style-name="Standard" style:master-page-name="Converted5">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7"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8"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29" style:family="paragraph" style:parent-style-name="Standard">
      <style:paragraph-properties fo:margin-left="1in" fo:margin-right="0in" fo:margin-top="0in" fo:margin-bottom="0in" loext:contextual-spacing="false" fo:orphans="2" fo:widows="2" fo:text-indent="0in" style:auto-text-indent="false" fo:padding="0in" fo:border="0.74pt solid #ffffff">
        <style:tab-stops>
          <style:tab-stop style:position="-1in"/>
        </style:tab-stops>
      </style:paragraph-properties>
    </style:style>
    <style:style style:name="P30"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31"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32"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33" style:family="paragraph" style:parent-style-name="Standard">
      <style:paragraph-properties fo:margin-left="2.189in" fo:margin-right="0in" fo:margin-top="0in" fo:margin-bottom="0in" loext:contextual-spacing="false" fo:orphans="2" fo:widows="2" fo:text-indent="-1.689in" style:auto-text-indent="false" fo:padding-left="0in" fo:padding-right="0in" fo:padding-top="0.0138in" fo:padding-bottom="0in" fo:border="0.74pt solid #ffffff">
        <style:tab-stops>
          <style:tab-stop style:position="-1in"/>
        </style:tab-stops>
      </style:paragraph-properties>
    </style:style>
    <style:style style:name="P34"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35"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1" style:font-size-asian="10pt" style:font-name-complex="Arial1" style:font-size-complex="10pt"/>
    </style:style>
    <style:style style:name="P36"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style>
    <style:style style:name="P37"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38"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style:font-name-asian="Arial1" style:font-name-complex="Arial1"/>
    </style:style>
    <style:style style:name="P39"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40"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41" style:family="paragraph" style:parent-style-name="Standard" style:list-style-name="WWNum5">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42" style:family="paragraph" style:parent-style-name="Standard" style:list-style-name="WWNum6">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43"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44"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45" style:family="paragraph" style:parent-style-name="Standard" style:list-style-name="WWNum2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46" style:family="paragraph" style:parent-style-name="Standard" style:list-style-name="WWNum1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47" style:family="paragraph" style:parent-style-name="Standard" style:list-style-name="WWNum1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48" style:family="paragraph" style:parent-style-name="Standard" style:list-style-name="WWNum1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49"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50" style:family="paragraph" style:parent-style-name="Standard" style:list-style-name="WWNum6">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style>
    <style:style style:name="P51" style:family="paragraph" style:parent-style-name="Standard" style:list-style-name="WWNum19">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style>
    <style:style style:name="P52"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53"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54"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5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5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style>
    <style:style style:name="P5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59" style:family="paragraph" style:parent-style-name="Standard" style:list-style-name="WWNum2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0" style:family="paragraph" style:parent-style-name="Standard" style:list-style-name="WWNum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1" style:family="paragraph" style:parent-style-name="Standard" style:list-style-name="WWNum1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2" style:family="paragraph" style:parent-style-name="Standard" style:list-style-name="WWNum2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3" style:family="paragraph" style:parent-style-name="Standard" style:list-style-name="WWNum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4" style:family="paragraph" style:parent-style-name="Standard" style:list-style-name="WWNum1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5" style:family="paragraph" style:parent-style-name="Standard" style:list-style-name="WWNum2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6" style:family="paragraph" style:parent-style-name="Standard" style:list-style-name="WWNum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7" style:family="paragraph" style:parent-style-name="Standard" style:list-style-name="WWNum2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8" style:family="paragraph" style:parent-style-name="Standard" style:list-style-name="WWNum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69" style:family="paragraph" style:parent-style-name="Standard" style:list-style-name="WWNum2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0" style:family="paragraph" style:parent-style-name="Standard" style:list-style-name="WWNum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1"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2" style:family="paragraph" style:parent-style-name="Standard" style:list-style-name="WWNum1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3"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4" style:family="paragraph" style:parent-style-name="Standard" style:list-style-name="WWNum1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75"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76"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77"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7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7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style:font-name-asian="Arial1" style:font-name-complex="Arial1" fo:background-color="#ffffff"/>
    </style:style>
    <style:style style:name="P8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81" style:family="paragraph" style:parent-style-name="Standard" style:list-style-name="WWNum10">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82" style:family="paragraph" style:parent-style-name="Standard" style:list-style-name="WWNum13">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83" style:family="paragraph" style:parent-style-name="Standard" style:list-style-name="WWNum13">
      <style:paragraph-properties fo:margin-left="0.7866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84" style:family="paragraph" style:parent-style-name="Standard">
      <style:paragraph-properties fo:margin-left="0.4898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85" style:family="paragraph" style:parent-style-name="Standard" style:list-style-name="WWNum21">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86" style:family="paragraph" style:parent-style-name="Standard" style:list-style-name="WWNum20">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87"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style>
    <style:style style:name="P88"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89"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 fo:font-size="11pt" style:font-name-asian="Arial1" style:font-size-asian="11pt" style:font-name-complex="Arial1" style:font-size-complex="11pt"/>
    </style:style>
    <style:style style:name="P90"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91"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1" style:font-size-asian="11pt" style:font-name-complex="Arial1" style:font-size-complex="11pt"/>
    </style:style>
    <style:style style:name="P92"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style>
    <style:style style:name="P93"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 fo:font-size="11pt" style:font-name-asian="Arial1" style:font-size-asian="11pt" style:font-name-complex="Arial1" style:font-size-complex="11pt"/>
    </style:style>
    <style:style style:name="P94"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style>
    <style:style style:name="P95"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96"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style>
    <style:style style:name="T1" style:family="text">
      <style:text-properties style:text-position="0% 100%"/>
    </style:style>
    <style:style style:name="T2" style:family="text">
      <style:text-properties style:text-position="0% 100%" style:font-name="Arial" fo:font-size="11pt" fo:font-weight="bold" style:font-name-asian="Arial1" style:font-size-asian="11pt" style:font-weight-asian="bold" style:font-name-complex="Arial1" style:font-size-complex="11pt"/>
    </style:style>
    <style:style style:name="T3" style:family="text">
      <style:text-properties style:text-position="0% 100%" style:font-name="Arial" fo:font-size="11pt" style:font-name-asian="Arial1" style:font-size-asian="11pt" style:font-name-complex="Arial1" style:font-size-complex="11pt"/>
    </style:style>
    <style:style style:name="T4" style:family="text">
      <style:text-properties style:text-position="0% 100%" style:font-name="Arial" fo:font-size="10pt" style:font-name-asian="Arial1" style:font-size-asian="10pt" style:font-name-complex="Arial1" style:font-size-complex="10pt"/>
    </style:style>
    <style:style style:name="T5" style:family="text">
      <style:text-properties style:text-position="0% 100%" style:font-name="Arial" fo:font-size="12pt" fo:font-weight="bold" style:font-name-asian="Arial1" style:font-size-asian="12pt" style:font-weight-asian="bold" style:font-name-complex="Arial1" style:font-size-complex="12pt"/>
    </style:style>
    <style:style style:name="T6" style:family="text">
      <style:text-properties style:text-position="0% 100%" style:font-name="Arial" fo:font-size="12pt" style:font-name-asian="Arial1" style:font-size-asian="12pt" style:font-name-complex="Arial1" style:font-size-complex="12pt"/>
    </style:style>
    <style:style style:name="T7" style:family="text">
      <style:text-properties style:text-position="0% 100%" style:font-name="Arial" style:font-name-asian="Arial1" style:font-name-complex="Arial1"/>
    </style:style>
    <style:style style:name="T8" style:family="text">
      <style:text-properties style:text-position="0% 100%" style:font-name="Arial" fo:font-weight="normal" style:font-name-asian="Arial1" style:font-weight-asian="normal" style:font-name-complex="Arial1"/>
    </style:style>
    <style:style style:name="T9" style:family="text">
      <style:text-properties style:text-position="0% 100%" style:font-name="Arial" fo:font-weight="bold" style:font-name-asian="Arial1" style:font-weight-asian="bold" style:font-name-complex="Arial1"/>
    </style:style>
    <style:style style:name="T10" style:family="text">
      <style:text-properties style:text-position="0% 100%" style:font-name="Arial" fo:font-size="14pt" fo:font-weight="bold" style:font-name-asian="Arial1" style:font-size-asian="14pt" style:font-weight-asian="bold" style:font-name-complex="Arial1" style:font-size-complex="14pt"/>
    </style:style>
    <style:style style:name="T11" style:family="text">
      <style:text-properties style:text-position="0% 100%" fo:font-size="14pt" style:font-size-asian="14pt" style:font-size-complex="14pt"/>
    </style:style>
    <style:style style:name="T12" style:family="text">
      <style:text-properties style:text-position="0% 100%" fo:font-size="14pt" fo:font-weight="bold" style:font-size-asian="14pt" style:font-weight-asian="bold" style:font-size-complex="14pt"/>
    </style:style>
    <style:style style:name="T13" style:family="text">
      <style:text-properties style:font-name="Arial" fo:font-size="11pt" style:font-name-asian="Arial1" style:font-size-asian="11pt" style:font-name-complex="Arial1" style:font-size-complex="11pt"/>
    </style:style>
    <style:style style:name="T14" style:family="text">
      <style:text-properties style:font-name="Arial" fo:font-size="11pt" fo:font-weight="bold" style:font-name-asian="Arial1" style:font-size-asian="11pt" style:font-weight-asian="bold" style:font-name-complex="Arial1" style:font-size-complex="11pt"/>
    </style:style>
    <style:style style:name="T15" style:family="text">
      <style:text-properties style:font-name="Arial" fo:font-size="11pt" style:text-underline-style="none" style:font-name-asian="Arial1" style:font-size-asian="11pt" style:font-name-complex="Arial1" style:font-size-complex="11pt"/>
    </style:style>
    <style:style style:name="T16" style:family="text">
      <style:text-properties style:font-name="Arial" style:font-name-asian="Arial1" style:font-name-complex="Arial1"/>
    </style:style>
    <style:style style:name="T17" style:family="text">
      <style:text-properties style:font-name="Arial" style:text-underline-style="none" style:font-name-asian="Arial1" style:font-name-complex="Arial1"/>
    </style:style>
    <style:style style:name="T18" style:family="text">
      <style:text-properties style:font-name="Arial" fo:font-weight="bold" style:font-name-asian="Arial1" style:font-weight-asian="bold" style:font-name-complex="Arial1"/>
    </style:style>
    <style:style style:name="T19" style:family="text">
      <style:text-properties fo:color="#000000"/>
    </style:style>
    <style:style style:name="T20" style:family="text">
      <style:text-properties fo:color="#000000" style:font-name="Arial" style:font-name-asian="Arial1" style:font-name-complex="Arial1"/>
    </style:style>
    <style:style style:name="T21" style:family="text">
      <style:text-properties fo:color="#000000" style:text-position="0% 100%" style:font-name="Arial" fo:font-size="11pt" fo:font-weight="bold" style:font-name-asian="Arial1" style:font-size-asian="11pt" style:font-weight-asian="bold" style:font-name-complex="Arial1" style:font-size-complex="11pt"/>
    </style:style>
    <style:style style:name="T22" style:family="text">
      <style:text-properties fo:color="#222222" style:font-name="Arial" style:font-name-asian="Arial1" style:font-name-complex="Arial1" fo:background-color="#ffffff"/>
    </style:style>
    <style:style style:name="T23" style:family="text">
      <style:text-properties fo:color="#222222" style:font-name="Arial" style:text-underline-style="none" style:font-name-asian="Arial1" style:font-name-complex="Arial1" fo:background-color="#ffffff"/>
    </style:style>
    <style:style style:name="T24" style:family="text">
      <style:text-properties fo:color="#222222" style:font-name="Arial" style:text-underline-style="solid" style:text-underline-width="auto" style:text-underline-color="font-color" fo:font-weight="bold" style:font-name-asian="Arial1" style:font-weight-asian="bold" style:font-name-complex="Arial1" fo:background-color="#ffffff"/>
    </style:style>
    <style:style style:name="T25" style:family="text">
      <style:text-properties fo:color="#222222" style:font-name="Arial" fo:font-weight="bold" style:font-name-asian="Arial1" style:font-weight-asian="bold" style:font-name-complex="Arial1" fo:background-color="#ffffff"/>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2.2 MODELO DEL ANTEPROYECTO.</text:span></text:p>
      <text:p text:style-name="P2"/>
      <text:p text:style-name="P1"><text:span text:style-name="T2">TAPA 1</text:span></text:p>
      <table:table table:name="Table1" table:style-name="Table1">
        <table:table-column table:style-name="Table1.A"/>
        <text:soft-page-break/>
        <table:table-row table:style-name="Table1.1">
          <table:table-cell table:style-name="Table1.A1" office:value-type="string">
            <text:p text:style-name="P7"/>
            <text:p text:style-name="P5"/>
            <text:p text:style-name="P10"><text:span text:style-name="T3">ANTEPROYECTO</text:span></text:p>
            <text:p text:style-name="P5"/>
            <text:p text:style-name="P11"><text:span text:style-name="T13"><text:s text:c="23"/>Sistema de Gestión De Estación</text:span></text:p>
            <text:p text:style-name="P5"/>
            <text:p text:style-name="P11"><text:span text:style-name="T3"><text:tab/></text:span><text:span text:style-name="T13">SGE</text:span></text:p>
            <text:p text:style-name="P5"/>
            <text:p text:style-name="P11"><text:span text:style-name="T3"><text:tab/></text:span><text:span text:style-name="T13">ESTACION DE SERVICIOS EMR</text:span></text:p>
            <text:p text:style-name="P5"/>
            <text:p text:style-name="P5"/>
            <text:p text:style-name="P11"><text:span text:style-name="T3"><text:tab/></text:span><text:span text:style-name="T13">ASUNCIÓN </text:span></text:p>
            <text:p text:style-name="P5"/>
            <text:p text:style-name="P5"/>
            <text:p text:style-name="P11"><text:span text:style-name="T3"><text:tab/></text:span><text:span text:style-name="T13">ABRIL-2018</text:span></text:p>
            <text:p text:style-name="P5"/>
            <text:p text:style-name="P11"><text:span text:style-name="T3"><text:tab/>FACULTAD POLITÉCNICA</text:span></text:p>
            <text:p text:style-name="P11"><text:span text:style-name="T3"><text:tab/>UNIVERSIDAD NACIONAL DE ASUNCIÓN</text:span></text:p>
            <text:p text:style-name="P5"/>
            <text:p text:style-name="P5"/>
            <text:p text:style-name="P27"/>
          </table:table-cell>
        </table:table-row>
        <table:table-row table:style-name="Table1.1">
          <table:table-cell table:style-name="Table1.A1" office:value-type="string">
            <text:p text:style-name="P22"/>
          </table:table-cell>
        </table:table-row>
      </table:table>
      <text:p text:style-name="P4"><text:soft-page-break/></text:p>
      <text:p text:style-name="P4"/>
      <text:p text:style-name="P1"><text:span text:style-name="T14">\</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text:span text:style-name="T2">TAPA 2</text:span></text:p>
      <text:p text:style-name="P4"/>
      <table:table table:name="Table2" table:style-name="Table2">
        <table:table-column table:style-name="Table2.A"/>
        <text:soft-page-break/>
        <table:table-row table:style-name="Table2.1">
          <table:table-cell table:style-name="Table2.A1" office:value-type="string">
            <text:p text:style-name="P22"/>
            <text:p text:style-name="P3"/>
            <text:p text:style-name="P8"><text:span text:style-name="T3"><text:tab/></text:span><text:span text:style-name="T13">Estación de servicio EMR</text:span></text:p>
            <text:p text:style-name="P3"/>
            <text:p text:style-name="P3"/>
            <text:p text:style-name="P8"><text:span text:style-name="T3"><text:tab/></text:span><text:span text:style-name="T13">EMR</text:span></text:p>
            <text:p text:style-name="P3"/>
            <text:p text:style-name="P3"/>
            <text:p text:style-name="P8"><text:span text:style-name="T3"><text:tab/></text:span><text:span text:style-name="T13">SISTEMA DE GESTIÓN DE ESTACIÓN</text:span></text:p>
            <text:p text:style-name="P3"/>
            <text:p text:style-name="P3"/>
            <text:p text:style-name="P8"><text:span text:style-name="T3"><text:tab/></text:span><text:span text:style-name="T13">SGE</text:span></text:p>
            <text:p text:style-name="P3"/>
            <text:p text:style-name="P3"/>
            <text:p text:style-name="P8"><text:span text:style-name="T3"><text:tab/>PERSONAL TÉCNICO:</text:span></text:p>
            <text:p text:style-name="P3"/>
            <text:p text:style-name="P29"><text:span text:style-name="T3">COORDINADOR:</text:span></text:p>
            <text:p text:style-name="P3"/>
            <text:p text:style-name="P29"><text:span text:style-name="T3">ANALISTA:</text:span></text:p>
            <text:p text:style-name="P3"/>
            <text:p text:style-name="P29"><text:span text:style-name="T3">PROGRAMACIÓN:</text:span></text:p>
            <text:p text:style-name="P3"/>
            <text:p text:style-name="P29"><text:span text:style-name="T3">APOYO:</text:span></text:p>
            <text:p text:style-name="P3"/>
            <text:p text:style-name="P8"><text:span text:style-name="T3"><text:tab/>FACULTAD POLITÉCNICA</text:span></text:p>
            <text:p text:style-name="P8"><text:span text:style-name="T3"><text:tab/>UNIVERSIDAD NACIONAL DE ASUNCIÓN</text:span></text:p>
          </table:table-cell>
        </table:table-row>
      </table:table>
      <text:p text:style-name="P4"><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2">PÁGINA DE CONTENIDO</text:span></text:p>
      <text:p text:style-name="P2"/>
      <text:p text:style-name="P9"><text:span text:style-name="T4"><text:s text:c="13"/>CONTENIDO <text:tab/><text:tab/><text:tab/><text:tab/><text:tab/><text:tab/><text:tab/><text:tab/>PÁGINA</text:span></text:p>
      <text:p text:style-name="P6"><text:soft-page-break/></text:p>
      <text:p text:style-name="P31"><text:span text:style-name="T4">1.<text:tab/>INTRODUCCIÓN</text:span></text:p>
      <text:p text:style-name="P31"><text:span text:style-name="T4">2.<text:tab/>OBJETIVOS DEL SISTEMA</text:span></text:p>
      <text:p text:style-name="P31"><text:span text:style-name="T4"><text:s text:c="16"/>2.1<text:tab/> <text:s text:c="15"/>OBJETIVO GENERAL</text:span></text:p>
      <text:p text:style-name="P31"><text:span text:style-name="T4"><text:s text:c="16"/>2.2<text:tab/> <text:s text:c="15"/>OBJETIVOS ESPECIFICOS</text:span></text:p>
      <text:p text:style-name="P32"/>
      <text:p text:style-name="P31"><text:span text:style-name="T4">3.<text:tab/>SITUACIÓN ACTUAL</text:span></text:p>
      <text:p text:style-name="P34"><text:span text:style-name="T4">3.1<text:tab/>RELEVAMIENTO DE DATOS</text:span></text:p>
      <text:p text:style-name="P34"><text:span text:style-name="T4">3.2<text:tab/>CONSOLIDACIÓN DE DATOS</text:span></text:p>
      <text:p text:style-name="P6"/>
      <text:p text:style-name="P31"><text:span text:style-name="T4">4.<text:tab/>IDENTIFICACIÓN Y ANÁLISIS DE LOS PROBLEMAS</text:span></text:p>
      <text:p text:style-name="P6"/>
      <text:p text:style-name="P31"><text:span text:style-name="T4">5.<text:tab/>SITUACIÓN PRETENDIDA</text:span></text:p>
      <text:p text:style-name="P6"/>
      <text:p text:style-name="P31"><text:span text:style-name="T4">6.<text:tab/>ALTERNATIVAS DE SOLUCIÓN</text:span></text:p>
      <text:p text:style-name="P6"/>
      <text:p text:style-name="P31"><text:span text:style-name="T4">7.<text:tab/>SOLUCIÓN PROPUESTA</text:span></text:p>
      <text:p text:style-name="P6"/>
      <text:p text:style-name="P31"><text:span text:style-name="T4">8.<text:tab/>MODELO LÓGICO PRELIMINAR</text:span></text:p>
      <text:p text:style-name="P34"><text:span text:style-name="T4">8.1<text:tab/>REQUISITOS FUNCIONALES</text:span></text:p>
      <text:p text:style-name="P34"><text:span text:style-name="T4">8.2<text:tab/>REQUISITOS NO FUNCIONALES</text:span></text:p>
      <text:p text:style-name="P34"><text:soft-page-break/><text:span text:style-name="T4">8.3<text:tab/>DIAGRAMA DE CASOS DE USO DE ALTO NIVEL</text:span></text:p>
      <text:p text:style-name="P34"><text:span text:style-name="T4">8.4<text:tab/>IDENTIFICACION DE LOS ACTORES Y TAREAS</text:span></text:p>
      <text:p text:style-name="P34"><text:span text:style-name="T4">8.5<text:tab/>DIAGRAMAS DE ENTIDADES-RELACIONAMIENTOS</text:span></text:p>
      <text:p text:style-name="P34"><text:span text:style-name="T4">8.6<text:tab/>ENTRADAS</text:span></text:p>
      <text:p text:style-name="P34"><text:span text:style-name="T4">8.7<text:tab/>SALIDAS</text:span></text:p>
      <text:p text:style-name="P35"/>
      <text:p text:style-name="P6"/>
      <text:p text:style-name="P33"><text:span text:style-name="T4">9.<text:tab/>DICCIONARIO DE DATOS</text:span></text:p>
      <text:p text:style-name="P6"/>
      <text:p text:style-name="P31"><text:span text:style-name="T4">10.<text:tab/>RECURSOS NECESARIOS</text:span></text:p>
      <text:p text:style-name="P36"><text:span text:style-name="T4">10.1<text:tab/>HARDWARE</text:span></text:p>
      <text:p text:style-name="P36"><text:span text:style-name="T4">10.2<text:tab/>SOFTWARE</text:span></text:p>
      <text:p text:style-name="P9"><text:span text:style-name="T4"><text:tab/> <text:s text:c="7"/>10.3 <text:tab/><text:tab/><text:tab/>RECURSOS HUMANOS</text:span></text:p>
      <text:p text:style-name="P6"/>
      <text:p text:style-name="P31"><text:span text:style-name="T4">11.<text:tab/>INTERACCIÓN CON EL USUARIO</text:span></text:p>
      <text:p text:style-name="P6"/>
      <text:p text:style-name="P31"><text:span text:style-name="T4">12.<text:tab/>TÉRMINOS DE APROBACIÓN DE LA ETAPA</text:span></text:p>
      <text:p text:style-name="P2"/>
      <text:p text:style-name="P24"><text:span text:style-name="T2">1. INTRODUCCIÓN.</text:span></text:p>
      <text:p text:style-name="P37"><text:span text:style-name="T16">Viendo las necesidad de automatizar, implementar y mejorar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span></text:p>
      <text:p text:style-name="P38"/>
      <text:p text:style-name="P1"><text:span text:style-name="T5">2. OBJETIVOS DEL SISTEMA.</text:span></text:p>
      <text:p text:style-name="P39"><text:span text:style-name="T5">2.1 Objetivo General</text:span></text:p>
      <text:p text:style-name="P40"><text:span text:style-name="T6">Se pretende automatizar las funciones y procesos administrativos de la gestión de venta de combustibles, shop, servicios de lavado de autos, lubricación entre otros, para disponer de información clara, concreta y verificada.</text:span></text:p>
      <text:p text:style-name="P39"><text:span text:style-name="T2">2.2 Objetivos Específicos</text:span><text:span text:style-name="T1"><office:annotation office:name="__Annotation__150_760241937"><dc:creator>Fernando Mendoza</dc:creator><dc:date>2018-04-13T23:46:04</dc:date><text:p><text:span text:style-name="T26">_Reabierto_</text:span></text:p></office:annotation></text:span><text:span text:style-name="T1"><office:annotation office:name="__Annotation__148_760241937"><dc:creator>Fernando Mendoza</dc:creator><dc:date>2018-04-13T23:45:59</dc:date><text:p><text:span text:style-name="T26">_Marcado como resuelto_</text:span></text:p></office:annotation></text:span><text:span text:style-name="T1"><office:annotation office:name="__Annotation__146_760241937"><dc:creator>Fernando Mendoza</dc:creator><dc:date>2018-04-13T23:45:11</dc:date><text:p><text:span text:style-name="T26">Agrupar los objetivos por sus diferentes tipos</text:span></text:p></office:annotation></text:span></text:p>
      <text:list xml:id="list305154452844494300" text:style-name="WWNum5">
        <text:list-item>
          <text:p text:style-name="P41"><office:annotation-end office:name="__Annotation__146_760241937"/><office:annotation-end office:name="__Annotation__148_760241937"/><office:annotation-end office:name="__Annotation__150_760241937"/><text:span text:style-name="T7">Automatizar las ventas de combustibles y cobranza por medio de pagos en efectivo, sistema pos, vale y crédito.</text:span></text:p>
        </text:list-item>
        <text:list-item>
          <text:p text:style-name="P41"><text:span text:style-name="T7">Emitir notas de créditos a los clientes autorizados por la empresa.</text:span></text:p>
        </text:list-item>
        <text:list-item>
          <text:p text:style-name="P41"><text:span text:style-name="T7">Generar informes operativos y gerenciales.</text:span></text:p>
        </text:list-item>
        <text:list-item>
          <text:p text:style-name="P41"><text:span text:style-name="T7">Registrar los movimientos en los servicios de lavado y </text:span><text:span text:style-name="T16">lubricacion</text:span><text:span text:style-name="T7"> de </text:span><text:span text:style-name="T16">automoviles</text:span><text:span text:style-name="T7">,datos de proveedores, clientes, islas, tipo de combustibles, playero y todas las ventas realizadas en el shop.</text:span></text:p>
        </text:list-item>
        <text:list-item>
          <text:p text:style-name="P41"><text:span text:style-name="T7">Implementar el proceso de impresión de facturas, generación del hechauka de compras y ventas, </text:span><text:span text:style-name="T8">un </text:span><text:span text:style-name="T16">módulo</text:span><text:span text:style-name="T8"> de cuentas corrientes para clientes y proveedores.</text:span></text:p>
        </text:list-item>
        <text:list-item>
          <text:p text:style-name="P41"><text:span text:style-name="T7">Realizar un registro de </text:span><text:span text:style-name="T16">auditoría</text:span><text:span text:style-name="T7"> sobre las operaciones gerenciales y operativas</text:span><text:span text:style-name="T16">.</text:span></text:p>
        </text:list-item>
        <text:list-item>
          <text:p text:style-name="P41"><text:span text:style-name="T16">Registrar las compras de la estación por parte de los proveedores(combustibles, lubricantes y artículos del shop).</text:span></text:p>
        </text:list-item>
        <text:list-item>
          <text:p text:style-name="P41"><text:span text:style-name="T16">Mostrar reportes sobre los pagos y cobros hechos por clientes y proveedores.(cheque , transacciones, efectivo o crédito).</text:span></text:p>
        </text:list-item>
        <text:list-item>
          <text:p text:style-name="P41"><text:span text:style-name="T16">Generar un <text:s/>reporte histórico sobre los movimientos con los proveedores.</text:span></text:p>
        </text:list-item>
        <text:list-item>
          <text:p text:style-name="P43"><text:span text:style-name="T16">Implementar <text:tab/>una <text:s/>registración <text:s/>de entrada de automóviles para los servicios de lavado y lubricacion de automoviles.<text:tab/></text:span></text:p>
        </text:list-item>
        <text:list-item>
          <text:p text:style-name="P43"><text:span text:style-name="T16">Generar reporte sobre los estados de cuentas corrientes de proveedores y clientes.<text:tab/></text:span></text:p>
        </text:list-item>
        <text:list-item>
          <text:p text:style-name="P43"><text:span text:style-name="T16">Implementar un reporte de ranking de productos más vendidos en la playa.</text:span></text:p>
        </text:list-item>
        <text:list-item>
          <text:p text:style-name="P43"><text:span text:style-name="T16">Implementar un proceso de auditoría sobre las <text:tab/>ventas de combustibles.<text:tab/></text:span></text:p>
        </text:list-item>
        <text:list-item>
          <text:p text:style-name="P43"><text:span text:style-name="T16">Informe de los controles de stock(combustibles,lubricantes).<text:tab/></text:span></text:p>
        </text:list-item>
        <text:list-item>
          <text:p text:style-name="P43"><text:soft-page-break/><text:span text:style-name="T16">Emitir informe sobre los movimientos de <text:s/>ventas y compras de combustibles.</text:span></text:p>
        </text:list-item>
        <text:list-item>
          <text:p text:style-name="P43"><text:span text:style-name="T16">Un reporte que muestre los movimientos de la playa por los diferentes tipos(tipo de combustible, playero, isla, pico).<text:tab/></text:span></text:p>
        </text:list-item>
        <text:list-item>
          <text:p text:style-name="P43"><text:span text:style-name="T16">Un proceso que muestre un ranking de los servicios más utilizados en la playa(lavadero y lubricacion de automoviles).<text:tab/></text:span></text:p>
        </text:list-item>
        <text:list-item>
          <text:p text:style-name="P43"><text:span text:style-name="T16">Generar reportes gerenciales y operativos sobre los servicios que presta la <text:tab/>estación.<text:tab/></text:span></text:p>
        </text:list-item>
        <text:list-item>
          <text:p text:style-name="P43"><text:span text:style-name="T16">Automatizar el cierre de caja sobre la venta de productos y servicios ofrecidos por la estación.<text:tab/></text:span></text:p>
        </text:list-item>
        <text:list-item>
          <text:p text:style-name="P43"><text:span text:style-name="T16">Generar reporte que muestre la cantidad de stock que se tiene actualmente en la playa.</text:span></text:p>
        </text:list-item>
        <text:list-item>
          <text:p text:style-name="P43"><text:span text:style-name="T16">Implementar un proceso de control de stock actual sobre los productos.<text:tab/></text:span></text:p>
        </text:list-item>
        <text:list-item>
          <text:p text:style-name="P43"><text:span text:style-name="T16">Proveer información que se utilice para un control de auditoría sobre los movimientos realizados en la playa y en el shop.<text:tab/></text:span></text:p>
        </text:list-item>
        <text:list-item>
          <text:p text:style-name="P43"><text:span text:style-name="T16">Facturar los servicios de lavado y lubricacion de automoviles.</text:span></text:p>
        </text:list-item>
        <text:list-item>
          <text:p text:style-name="P43"><text:span text:style-name="T16">Facturar los productos del shop(efectivo, tarjeta débito y tarjeta de crédito).</text:span></text:p>
        </text:list-item>
        <text:list-item>
          <text:p text:style-name="P43"><text:span text:style-name="T16">Implementar un proceso para el cierre de turno del shop.</text:span></text:p>
        </text:list-item>
        <text:list-item>
          <text:p text:style-name="P43"><text:span text:style-name="T16">Generar un informe sobre las ventas realizadas por producto.</text:span></text:p>
        </text:list-item>
        <text:list-item>
          <text:p text:style-name="P43"><text:span text:style-name="T16">Implementar una auditoría sobre las ventas realizadas en el shop</text:span></text:p>
        </text:list-item>
        <text:list-item>
          <text:p text:style-name="P43"><text:span text:style-name="T16">Informar la situación actual sobre las cantidades de productos existentes en el shop.</text:span></text:p>
        </text:list-item>
        <text:list-item>
          <text:p text:style-name="P43"><text:span text:style-name="T16">Generar reportes administrativos y <text:s/>operativos sobre el shop.</text:span></text:p>
        </text:list-item>
        <text:list-item>
          <text:p text:style-name="P43"><text:span text:style-name="T16">Reporte sobre los productos más vendidos en el <text:s/>shop.</text:span></text:p>
        </text:list-item>
        <text:list-item>
          <text:p text:style-name="P43"><text:span text:style-name="T16">Informe sobre las ventas de saldo para líneas telefónicas y giros.</text:span></text:p>
        </text:list-item>
      </text:lis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5">3. <text:s/>SITUACIÓN ACTUAL</text:span></text:p>
      <text:p text:style-name="P18"><text:soft-page-break/></text:p>
      <text:p text:style-name="P52"><text:span text:style-name="T20">En base a la investigación realizada sobre la situación actual que en la que se encuentra la estación de servicio, y las reuniones con el dueño de la estación que nos comentó sobre las falencias y necesidades que tiene la estación en ciertos aspectos importantes que necesitan una optimización, un mejoramiento en el control o una disponibilidad de auditoría en los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span></text:p>
      <text:p text:style-name="P19"/>
      <text:p text:style-name="P55"><text:span text:style-name="T21">3.1 RELEVAMIENTO DE DATOS.</text:span></text:p>
      <text:p text:style-name="P53"/>
      <text:p text:style-name="P52"><text:span text:style-name="T14">Entrevistado:</text:span><text:span text:style-name="T13"> Cristian muñoz</text:span></text:p>
      <text:p text:style-name="P53"/>
      <text:p text:style-name="P52"><text:span text:style-name="T14">Fecha: </text:span><text:span text:style-name="T13">17/03/2018</text:span></text:p>
      <text:p text:style-name="P53"/>
      <text:p text:style-name="P52"><text:span text:style-name="T14">Cargo en la empresa:</text:span><text:span text:style-name="T13"> Gerente y dueño del a estación de servicio puma </text:span></text:p>
      <text:p text:style-name="P53"/>
      <text:p text:style-name="P52"><text:span text:style-name="T14">Duración de la entrevista: </text:span><text:span text:style-name="T13">90 min</text:span></text:p>
      <text:p text:style-name="P53"/>
      <text:p text:style-name="P52"><text:span text:style-name="T14">Hora de la entrevista: </text:span><text:span text:style-name="T13">10:30 </text:span></text:p>
      <text:p text:style-name="P53"/>
      <text:list xml:id="list7409229463771340130" text:style-name="WWNum23">
        <text:list-item>
          <text:p text:style-name="P59"><text:span text:style-name="T22">¿Con cuántas estaciones cuenta en su administración?</text:span></text:p>
        </text:list-item>
      </text:list>
      <text:p text:style-name="P75"><text:span text:style-name="T22">Solo con una estación por el momento pero trabajamos para agrandar <text:s text:c="24"/>la estación actual.</text:span></text:p>
      <text:p text:style-name="P55"><text:span text:style-name="T22"><text:s text:c="19"/></text:span></text:p>
      <text:list xml:id="list1429238643706182548" text:style-name="WWNum1">
        <text:list-item>
          <text:p text:style-name="P60"><text:span text:style-name="T22">¿Cómo ve el negocio actualmente? ¿Porque?</text:span></text:p>
        </text:list-item>
      </text:list>
      <text:p text:style-name="P75"><text:span text:style-name="T16">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areas administrativas y las tareas operativas de forma correcta para tener algo concreto y hacer un mejor seguimiento al negocio. </text:span></text:p>
      <text:p text:style-name="P79"/>
      <text:list xml:id="list159739632922158480" text:style-name="WWNum18">
        <text:list-item>
          <text:p text:style-name="P61"><text:soft-page-break/><text:span text:style-name="T22">¿Cuales los servicios que cuenta actualmente la estación?</text:span></text:p>
        </text:list-item>
      </text:list>
      <text:p text:style-name="P75"><text:span text:style-name="T22">La playa(venta de combustible), el shop y un lavadero.</text:span></text:p>
      <text:p text:style-name="P55"><text:span text:style-name="T22"><text:s text:c="2"/></text:span></text:p>
      <text:list xml:id="list7570079595377117834" text:style-name="WWNum24">
        <text:list-item>
          <text:p text:style-name="P62"><text:span text:style-name="T22">¿Cuál es el horario de atención de la estación de servicio?</text:span></text:p>
        </text:list-item>
      </text:list>
      <text:p text:style-name="P75"><text:span text:style-name="T22">La playa y el shop es 24 horas continuado y el lavadero es desde las 8:00 hasta las 17:30.</text:span></text:p>
      <text:p text:style-name="P79"/>
      <text:list xml:id="list1098659943876515118" text:style-name="WWNum4">
        <text:list-item>
          <text:p text:style-name="P63"><text:span text:style-name="T22">¿Podría comentarnos sobre los servicios con que forman actualmente la estación?</text:span></text:p>
        </text:list-item>
      </text:list>
      <text:list xml:id="list8515462946504287763" text:style-name="WWNum10">
        <text:list-item>
          <text:p text:style-name="P81"><text:span text:style-name="T24">Transacciones en la playa:</text:span><text:span text:style-name="T22">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81"><text:span text:style-name="T24">Operaciones realizadas en el shop:</text:span><text:span text:style-name="T25"> </text:span><text:span text:style-name="T22">La necesidad de controlar las operaciones realizadas en el shop(ventas), y del estado del stock.</text:span></text:p>
        </text:list-item>
        <text:list-item>
          <text:p text:style-name="P81"><text:span text:style-name="T24">Los servicios de lavado y lubricacion de automoviles:</text:span><text:span text:style-name="T25"> </text:span><text:span text:style-name="T22">Registrar todas las entradas de todos los automóviles, la confección de las facturas a mano a los clientes que desean y para la registración de los movimientos para la administración.</text:span></text:p>
        </text:list-item>
        <text:list-item>
          <text:p text:style-name="P81"><text:span text:style-name="T24">Cierre de turnos en los diferentes servicios de la estación:</text:span><text:span text:style-name="T25"> </text:span><text:span text:style-name="T22">Los cierres de los distintos servicios se registran actualmente en un cuaderno con todos los datos para ser pasado en un excel para tener un registro sobre los movimientos y los empleados que estaban en esos turnos. </text:span></text:p>
        </text:list-item>
        <text:list-item>
          <text:p text:style-name="P81"><text:span text:style-name="T24">Los tipos de operaciones administrativas y operativas:</text:span><text:span text:style-name="T25"> </text:span><text:span text:style-name="T22">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81"><text:span text:style-name="T24">Emisión de las facturas: </text:span><text:span text:style-name="T22">Todas las facturas de todos los servicios que tiene la estación actualmente se realiza a mano por los funcionarios de la estación.</text:span></text:p>
        </text:list-item>
      </text:list>
      <text:p text:style-name="P79"/>
      <text:list xml:id="list8675545716614401433" text:style-name="WWNum17">
        <text:list-item>
          <text:p text:style-name="P64"><text:span text:style-name="T22">¿Como actualmente registran todos los datos de los movimientos de la estación? </text:span></text:p>
        </text:list-item>
      </text:list>
      <text:p text:style-name="P75"><text:span text:style-name="T22">Con las facturas/remisión a mano, formularios hechos a mano para los cierres, agendas y <text:s/>documentos excel para el seguimiento.</text:span></text:p>
      <text:p text:style-name="P55"><text:span text:style-name="T22"><text:s text:c="6"/></text:span></text:p>
      <text:list xml:id="list4474521889426310703" text:style-name="WWNum25">
        <text:list-item>
          <text:p text:style-name="P65"><text:span text:style-name="T22">¿Cómo llevan el control del stock de los productos hoy en día?</text:span></text:p>
        </text:list-item>
      </text:list>
      <text:p text:style-name="P75"><text:span text:style-name="T22">A Través de unos formularios impresos que se usa para anotar las existencia de los productos.</text:span></text:p>
      <text:p text:style-name="P79"/>
      <text:p text:style-name="P79"/>
      <text:p text:style-name="P79"><text:soft-page-break/></text:p>
      <text:list xml:id="list3221785911649064735" text:style-name="WWNum9">
        <text:list-item>
          <text:p text:style-name="P66"><text:span text:style-name="T22">¿Qué operaciones/funciones desea que se automatice con el sistema informático?</text:span></text:p>
        </text:list-item>
      </text:list>
      <text:list xml:id="list3859497256104527733" text:style-name="WWNum13">
        <text:list-item>
          <text:p text:style-name="P83"><text:span text:style-name="T22">La emisión de las facturas(contado y crédito) para los distintos puntos de la estación como la playa, shop y el servicio de lavado y el servicio de lubricación y su confección.</text:span></text:p>
        </text:list-item>
        <text:list-item>
          <text:p text:style-name="P83"><text:span text:style-name="T22">La parte de cierre de turnos en <text:s/>la estación (shop,playa y lavadero) con sus respectivos movimientos. </text:span></text:p>
        </text:list-item>
        <text:list-item>
          <text:p text:style-name="P83"><text:span text:style-name="T22">Un control de las cuentas corrientes de los clientes y proveedores.</text:span></text:p>
        </text:list-item>
        <text:list-item>
          <text:p text:style-name="P83"><text:span text:style-name="T22">Control de la existencia de los productos con que cuenta la estación.</text:span></text:p>
        </text:list-item>
        <text:list-item>
          <text:p text:style-name="P83"><text:span text:style-name="T22">Una auditoría sobre sobre las transacciones que hizo la estación.</text:span></text:p>
        </text:list-item>
        <text:list-item>
          <text:p text:style-name="P82"><text:span text:style-name="T22">La registración de un control <text:s/>de entradas de los automóviles en el lavadero.</text:span></text:p>
        </text:list-item>
        <text:list-item>
          <text:p text:style-name="P82"><text:span text:style-name="T22">Registración de las distintas formas de pagos(crédito, débito, efectivo) en los distintos servicios(shop, lavadero y playa).</text:span></text:p>
        </text:list-item>
      </text:list>
      <text:p text:style-name="P79"/>
      <text:list xml:id="list2131075387644213020" text:style-name="WWNum22">
        <text:list-item>
          <text:p text:style-name="P67"><text:span text:style-name="T22">¿Qué tipos de usuarios estarían usando el sistema en la estación?</text:span></text:p>
        </text:list-item>
      </text:list>
      <text:p text:style-name="P84"><text:span text:style-name="T22">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span></text:p>
      <text:p text:style-name="P79"/>
      <text:list xml:id="list1800048690862072404" text:style-name="WWNum2">
        <text:list-item>
          <text:p text:style-name="P68"><text:span text:style-name="T22">¿Como se manejan la parte de SET con el sistema hechauka?</text:span></text:p>
        </text:list-item>
      </text:list>
      <text:p text:style-name="P75"><text:span text:style-name="T22">Nos manejamos con el sistema que la set provee para levantar los movimientos que hizo la estación.</text:span></text:p>
      <text:p text:style-name="P79"/>
      <text:list xml:id="list6530615813593439477" text:style-name="WWNum27">
        <text:list-item>
          <text:p text:style-name="P69"><text:span text:style-name="T22">¿ Como se maneja actualmente las cuentas a cobrar y a pagar?</text:span></text:p>
        </text:list-item>
      </text:list>
      <text:p text:style-name="P75"><text:span text:style-name="T22">Actualmente se maneja con excel las dos cuentas de cobro y pago de los clientes y proveedores.</text:span></text:p>
      <text:p text:style-name="P79"/>
      <text:list xml:id="list6702133606981780149" text:style-name="WWNum3">
        <text:list-item>
          <text:p text:style-name="P70"><text:span text:style-name="T22">¿ En la parte de lavaderos cómo se manejan actualmente en general?</text:span></text:p>
        </text:list-item>
      </text:list>
      <text:p text:style-name="P75"><text:span text:style-name="T22">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span></text:p>
      <text:p text:style-name="P55"><text:soft-page-break/><text:span text:style-name="T22"><text:s text:c="18"/></text:span></text:p>
      <text:p text:style-name="P79"/>
      <text:p text:style-name="P79"/>
      <text:p text:style-name="P79"/>
      <text:p text:style-name="P79"/>
      <text:p text:style-name="P79"/>
      <text:p text:style-name="P55"><text:span text:style-name="T9">3.2 CONSOLIDACIÓN DE DATOS.</text:span></text:p>
      <text:p text:style-name="P52"><text:span text:style-name="T7">En este estudio se debe combinar los modelos lógicos de datos <text:s/>y las listas de entidades <text:s/>definidas separadamente por cada unidad organizacional, en un</text:span><text:span text:style-name="T16"> </text:span><text:span text:style-name="T7">único modelo, obteniéndose el</text:span><text:span text:style-name="T16"> </text:span><text:span text:style-name="T7">DIAGRAMA</text:span><text:span text:style-name="T16"> </text:span><text:span text:style-name="T7">DE</text:span><text:span text:style-name="T16"> </text:span><text:span text:style-name="T7">ENTIDADES- RELACIONAMIENTOS o DIAGRAMA DE CLASES.</text:span></text:p>
      <text:p text:style-name="P52"><text:span text:style-name="T7">Durante las etapas de relevamiento y consolidación de datos, deberán ser registrados en un diccionario de datos de acuerdo a las instrucciones específicas.</text:span></text:p>
      <text:p text:style-name="P1"><text:span text:style-name="T18"><text:s text:c="1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text:span text:style-name="T9">4. IDENTIFICACIÓN Y ANÁLISIS DE LOS PROBLEMAS.</text:span></text:p>
      <text:p text:style-name="P37"><text:span text:style-name="T7">La estación de servicio actualmente cuenta con una gran cantidad por la falta de un sistema <text:s/>informatizado lo cuales estaremos citaremos a continuación:</text:span></text:p>
      <text:list xml:id="list300711192836816538" text:style-name="WWNum6">
        <text:list-item>
          <text:p text:style-name="P42"><text:span text:style-name="T7">Retraso a la hora de </text:span><text:span text:style-name="T16">confeccionar </text:span><text:span text:style-name="T7">las facturas que </text:span><text:span text:style-name="T16">ocasiona</text:span><text:span text:style-name="T7"> una gran </text:span><text:span text:style-name="T16">pérdida</text:span><text:span text:style-name="T7"> de tiempo ya que hay muchas facturas que se terminan anulando de forma manual.</text:span></text:p>
        </text:list-item>
        <text:list-item>
          <text:p text:style-name="P42"><text:span text:style-name="T7">Una falta de control en tiempo real sobre la venta de combustibles que ocasiona una </text:span><text:span text:style-name="T16">falta</text:span><text:span text:style-name="T7"> de precisión en los datos.</text:span></text:p>
        </text:list-item>
        <text:list-item>
          <text:p text:style-name="P42"><text:span text:style-name="T7">Un control ineficiente de la reserva de <text:s/>de los diferentes tipos de combustibles que provoca un cierre de funciones hasta que sea </text:span><text:span text:style-name="T16">abastecido</text:span><text:span text:style-name="T7"> por el proveedor.</text:span></text:p>
        </text:list-item>
        <text:list-item>
          <text:p text:style-name="P42"><text:span text:style-name="T7">Dificultades administrativas a la hora de cargar tanto las facturas de las ventas realizadas por la empresa como facturas de compras a los proveedores.</text:span></text:p>
        </text:list-item>
        <text:list-item>
          <text:p text:style-name="P42"><text:span text:style-name="T7">Falta de información actualizada y detallada para informe gerenciales que ayuden en la toma de decisiones.</text:span></text:p>
        </text:list-item>
        <text:list-item>
          <text:p text:style-name="P42"><text:span text:style-name="T7">Inconsistencia en la cantidad productos a la hora de realizar un control de Stock.</text:span></text:p>
        </text:list-item>
        <text:list-item>
          <text:p text:style-name="P42"><text:span text:style-name="T7">Ineficacia a la hora de realizar el cierre de turno en la playa.</text:span></text:p>
        </text:list-item>
        <text:list-item>
          <text:p text:style-name="P42"><text:span text:style-name="T7">Complicaciones a la hora de realizar el hechauka sobre las ventas y compras que se realizaron para poder informar al SET.</text:span></text:p>
        </text:list-item>
        <text:list-item>
          <text:p text:style-name="P42"><text:span text:style-name="T7">Problemas a la hora de generar el formato necesario para poder informar al SET con el sistema Marangatu sobre las acciones económicas realizadas.</text:span></text:p>
        </text:list-item>
        <text:list-item>
          <text:p text:style-name="P42"><text:span text:style-name="T16">Dificultad con el control de las ventas en la playa y en el shop causando problemas a la hora de hacer un seguimiento de acciones o errores que se cometieron.</text:span></text:p>
        </text:list-item>
        <text:list-item>
          <text:p text:style-name="P42"><text:span text:style-name="T16">Falta de registrar de forma correcta y efectiva las facturas de ventas realizadas por el shop, causando un desborde en los cierre de turno, <text:s/>un descontrol de stock en el <text:s/>shop y una pérdida de tiempo en la registración de la facturas.</text:span></text:p>
        </text:list-item>
        <text:list-item>
          <text:p text:style-name="P42"><text:span text:style-name="T16">Un problema complicado en el control de los diferentes productos que tienen el shop.</text:span></text:p>
        </text:list-item>
        <text:list-item>
          <text:p text:style-name="P42"><text:span text:style-name="T16">La necesidad de contar con una información clara y concreta sobre los movimientos con los proveedores y los productos comprados por estos. </text:span></text:p>
        </text:list-item>
        <text:list-item>
          <text:p text:style-name="P42"><text:span text:style-name="T16">Complicaciones en el registro de las compras hechas a los proveedores causando un problema en los montos y cantidades compradas para la estación.</text:span></text:p>
        </text:list-item>
        <text:list-item>
          <text:p text:style-name="P42"><text:span text:style-name="T16">La falta de un buen seguimiento administrativos sobre las actividades del shop, ya que los seguimientos que se tiene <text:s/>hoy en dia son desfasados, imprecisos y con una realidad muy ficticia sobre la situación real.</text:span></text:p>
        </text:list-item>
        <text:list-item>
          <text:p text:style-name="P42"><text:soft-page-break/><text:span text:style-name="T16">Un desfase del control sobre las cuentas corrientes de los proveedores con los las facturas emitidas por ellos y con el alta de mercadería.</text:span></text:p>
        </text:list-item>
        <text:list-item>
          <text:p text:style-name="P42"><text:span text:style-name="T16">Una necesidad en tener un registro de entradas de automóviles para los servicios de lavado y de lubricación, ya que tiene un mínimo o casi nula registración de los autos que entraron en los distintos servicios.</text:span></text:p>
        </text:list-item>
        <text:list-item>
          <text:p text:style-name="P42"><text:span text:style-name="T16">Un control administrativo impreciso en la parte de servicios de lavado y de lubricacion de automoviles en la cual causa un panorama muy irreal sobre las operaciones y movimientos en estos servicios.</text:span></text:p>
        </text:list-item>
        <text:list-item>
          <text:p text:style-name="P42"><text:span text:style-name="T16">Falta de registro de facturación(tarjeta credito/debito, efectivo, vale) de los servicios prestados por la estación(lavado, lubricación) ya que actualmente la estación no tiene ninguna forma de registrar dichas transacciones realizadas.</text:span></text:p>
        </text:list-item>
        <text:list-item>
          <text:p text:style-name="P42"><text:span text:style-name="T16">Necesidad de implementar y optimizar un cierre operativo para los servicios de lavado y lubricacion ya que la estación actualmente no tiene ningún tipo de cierre para llevar un control del dia al dia</text:span></text:p>
        </text:list-item>
        <text:list-item>
          <text:p text:style-name="P50"><text:span text:style-name="T16">La necesidad de la parte administrativa de poder ver las transacciones hechas por la venta de combustible con las distintas formas de pago(tarjeta débito/crédito, efectivo <text:s/>o vale).</text:span></text:p>
        </text:list-item>
        <text:list-item>
          <text:p text:style-name="P50"><text:span text:style-name="T16">Necesidad de mostrar los movimientos de forma general y detallado del servicio de lavado y cambio de aceite que se realiza a los automóviles y sectorizar acorde a los tipos de automóviles que la estación realiza los precios.</text:span></text:p>
        </text:list-item>
        <text:list-item>
          <text:p text:style-name="P50"><text:span text:style-name="T16">La necesidad de automatizar <text:s/>los servicios de lavado de auto y cambios de aceite </text:span></text:p>
        </text:list-item>
      </text:list>
      <text:p text:style-name="P1"><text:span text:style-name="T16"><text:s text:c="12"/>que se realiza a los diferentes tipos de automóviles que realiza la estación.</text:span></text:p>
      <text:list xml:id="list131259777962712" text:continue-numbering="true" text:style-name="WWNum6">
        <text:list-item>
          <text:p text:style-name="P42"><text:span text:style-name="T7">Falta de realizar de forma </text:span><text:span text:style-name="T16">rápida</text:span><text:span text:style-name="T7"> y exitosa el cierre de turno en la</text:span><text:span text:style-name="T16"> </text:span><text:span text:style-name="T7">playa por los factores de mala carga de facturas, montos y clientes</text:span><text:span text:style-name="T16"> </text:span><text:span text:style-name="T7">u otros factores que alteran el cierre en la hora de entregar los datos</text:span><text:span text:style-name="T16"> </text:span><text:span text:style-name="T7">a la parte administrativa.</text:span></text:p>
        </text:list-item>
      </text:list>
      <text:p text:style-name="P15"/>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text:span text:style-name="T2">5. SITUACIÓN PRETENDIDA.</text:span></text:p>
      <text:p text:style-name="P56"/>
      <text:p text:style-name="P52"><text:span text:style-name="T13">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span></text:p>
      <text:p text:style-name="P52"><text:span text:style-name="T13">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span></text:p>
      <text:p text:style-name="P52"><text:span text:style-name="T13">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span></text:p>
      <text:p text:style-name="P53"/>
      <text:p text:style-name="P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text:span text:style-name="T2">6. ALTERNATIVAS DE SOLUCIÓN.</text:span></text:p>
      <text:p text:style-name="P4"/>
      <text:p text:style-name="P52"><text:span text:style-name="T3">Deben ser descritas varias alternativas de solución de los problemas mencionados o encontrados en la etapa anterior. En cada una de las alternativas se deberá especificar las ventajas y desventajas con relación a las otras.</text:span></text:p>
      <text:p text:style-name="P53"/>
      <text:p text:style-name="P52"><text:span text:style-name="T13">Las alternativas encontradas durante el tiempo de observación y charlas realizadas con los gerentes de la estación encontramos estas posibles soluciones para dar una mejora óptima en el servicio <text:s/>administrativo y operativo: </text:span></text:p>
      <text:p text:style-name="P53"/>
      <text:list xml:id="list4172627485614309802" text:style-name="WWNum21">
        <text:list-item>
          <text:p text:style-name="P85"><text:span text:style-name="T13">La automatización de la emisión de facturas de ventas de combustibles que contiene una gran beneficio en el tiempo de elaborar una factura para entregar al cliente, lo malo que se deja el talonario de facturación a mano sin uso alguno salvo en alguna emergencia.</text:span></text:p>
        </text:list-item>
        <text:list-item>
          <text:p text:style-name="P85"><text:span text:style-name="T13">La emisión de facturas a créditos para los clientes que tienen una cuenta corriente activa en la estación, haciendo que al realizar una transacción directamente vaya a la cuenta corriente para realizar tareas administrativas.</text:span></text:p>
        </text:list-item>
        <text:list-item>
          <text:p text:style-name="P85"><text:span text:style-name="T13">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span></text:p>
        </text:list-item>
        <text:list-item>
          <text:p text:style-name="P85"><text:span text:style-name="T13">La emisión de facturas para la ventas realizadas en el shop para la agilidad de la elaboración de dicha factura dejando a lado las anotaciones en cuaderno sobre las ventas y los talonarios de facturas.</text:span></text:p>
        </text:list-item>
        <text:list-item>
          <text:p text:style-name="P85"><text:span text:style-name="T13">Mejoramiento del control de stock de los productos del shop para tener un control exacto sobre la existencia actual dejando a lado algo que se tenía como un aproximado o algo fantasioso.</text:span></text:p>
        </text:list-item>
      </text:list>
      <text:p text:style-name="P58"/>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text:span text:style-name="T2">7. SOLUCIÓN PROPUESTA.</text:span></text:p>
      <text:p text:style-name="P4"/>
      <text:p text:style-name="P52"><text:span text:style-name="T3">Debe seleccionar una de las alternativas estudiadas y recomendar su aplicación, debiendo especificar y justificar las ventajas sobre todas las otras soluciones estudiadas.</text:span></text:p>
      <text:p text:style-name="P53"/>
      <text:p text:style-name="P52"><text:span text:style-name="T13">Unas de las mejores alternativas estudiadas y analizadas a fondo rigurosamente nos han mostrado cuales son las mejores alternativa para solucionar los problemas importantes encontrados: </text:span></text:p>
      <text:p text:style-name="P53"/>
      <text:list xml:id="list4888277016462690315" text:style-name="WWNum20">
        <text:list-item>
          <text:p text:style-name="P86"><text:soft-page-break/><text:span text:style-name="T13">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span></text:p>
        </text:list-item>
        <text:list-item>
          <text:p text:style-name="P86"><text:span text:style-name="T13">La capacidad de realizar un informe con el formato propuesto por la SET para el sistema hechauka para poder enviar a la SET optimizando el tiempo de confeccionar el formato deseado ya que la información de todas las transacciones está guardada en la base de datos. </text:span></text:p>
        </text:list-item>
        <text:list-item>
          <text:p text:style-name="P86"><text:span text:style-name="T13">La registración de entrada de automóviles para los servicios de lavado y lubricacion de automoviles causa una gran ventaja ya que no se tiene un control de orden de llegada en los servicios dispuestos que tiene la estación.</text:span></text:p>
        </text:list-item>
        <text:list-item>
          <text:p text:style-name="P86"><text:span text:style-name="T13">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span></text:p>
        </text:list-item>
        <text:list-item>
          <text:p text:style-name="P86"><text:span text:style-name="T13">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span></text:p>
        </text:list-item>
        <text:list-item>
          <text:p text:style-name="P86"><text:span text:style-name="T13">La capacidad de realizar una carga óptima y efectiva sobre los productos del shop y la posibilidad de confeccionar las facturas para entregar al cliente y cargar las registraciones en la base de datos para su acceso para las tareas administrativas y operativas. </text:span></text:p>
        </text:list-item>
        <text:list-item>
          <text:p text:style-name="P86"><text:span text:style-name="T13">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span></text:p>
        </text:list-item>
        <text:list-item>
          <text:p text:style-name="P86"><text:span text:style-name="T13">Disponibilidad sobre los stocks existentes en tiempo real de los productos que hay en las playas y shop como los tipos de combustibles y los productos que hay en el shop.</text:span></text:p>
        </text:list-item>
      </text:list>
      <text:p text:style-name="P15"/>
      <text:p text:style-name="P14"/>
      <text:p text:style-name="P1"><text:span text:style-name="T10">8. MODELO LÓGICO PRELIMINAR.</text:span></text:p>
      <text:p text:style-name="P4"><office:annotation office:name="__Annotation__356_760241937"><dc:creator>Fernando Mendoza</dc:creator><dc:date>2018-04-13T23:54:54</dc:date><text:p><text:span text:style-name="T26">Hay que agregar los requerimientos generales tantos funcionales como no funcionales</text:span></text:p><text:p><text:span text:style-name="T26">(esta parte no se si entendi bien)</text:span></text:p></office:annotation></text:p>
      <text:p text:style-name="P1"><office:annotation-end office:name="__Annotation__356_760241937"/><text:span text:style-name="T3"><text:tab/></text:span><text:span text:style-name="T10">8.1 <text:s/>Requisitos Funcionales</text:span></text:p>
      <text:p text:style-name="P87"><text:span text:style-name="T13"><text:s text:c="12"/>*******ADMINISTRACIÓN Y <text:s/>GERENCIAL********</text:span></text:p>
      <text:list xml:id="list1340807729028462107" text:style-name="WWNum7">
        <text:list-item>
          <text:p text:style-name="P44"><text:span text:style-name="T13">El sistema proveerá un mecanismo de acceso <text:s/>a través de usuarios y contraseñas para cada usuario de la estación.</text:span></text:p>
        </text:list-item>
        <text:list-item>
          <text:p text:style-name="P44"><text:span text:style-name="T13">El sistema compara los datos de usuarios y contraseñas coincidan con los registros que se tiene.</text:span></text:p>
        </text:list-item>
        <text:list-item>
          <text:p text:style-name="P44"><text:span text:style-name="T13">El sistema restringe las funciones y accesos de acuerdo al rol/nivel que tenga el usuario.</text:span></text:p>
        </text:list-item>
        <text:list-item>
          <text:p text:style-name="P44"><text:span text:style-name="T13">El sistema permitirá la recuperación de contraseña en caso de olvido a través de usuario gerencial que le permita cambiar la contraseña.</text:span></text:p>
        </text:list-item>
        <text:list-item>
          <text:p text:style-name="P44"><text:span text:style-name="T13">Los roles de usuario disponibles serían Rol de playero, Rol de capitán, Rol de shop, Rol del personal del lavadero, <text:s/>Rol de la parte administrativa y el Rol de gerencial.</text:span></text:p>
        </text:list-item>
        <text:list-item>
          <text:p text:style-name="P44"><text:span text:style-name="T13">El sistema permitirá crear, editar y eliminar los usuarios de la estación con los siguientes datos: usuario, contraseña, nombre, apellido y rol en la estación.</text:span></text:p>
        </text:list-item>
        <text:list-item>
          <text:p text:style-name="P44"><text:span text:style-name="T13">El sistema permitirá crear, editar y eliminar los datos de los clientes que tiene la estación con los siguientes datos: código del cliente, nombre del cliente, dirección del cliente, teléfono de cliente, email y ruc del cliente.</text:span></text:p>
        </text:list-item>
        <text:list-item>
          <text:p text:style-name="P44"><text:soft-page-break/><text:span text:style-name="T13">El sistema permitirá <text:s/>crear, editar y eliminar los datos de los proveedores que tiene la estación con los siguientes datos: código del proveedor, nombre del proveedor, dirección del proveedor, localidad, teléfono del proveedor, email, ruc del proveedor.</text:span></text:p>
        </text:list-item>
        <text:list-item>
          <text:p text:style-name="P44"><text:span text:style-name="T13">El sistema permitirá crear, <text:s/>editar y eliminar los datos de los productos de la estación de servicio con los siguientes datos: código del producto, nombre del producto, nombre del proveedor, precio unitario del producto, precio de venta del producto, tipo de iva, sector de servicio.</text:span></text:p>
        </text:list-item>
        <text:list-item>
          <text:p text:style-name="P44"><text:span text:style-name="T13">El sistema permitirá para los usuarios que tenga los roles de administración y gerencial la generación de las ventas de realizadas en la playa <text:s/>(combustibles y lubricantes).</text:span></text:p>
        </text:list-item>
        <text:list-item>
          <text:p text:style-name="P44"><text:span text:style-name="T13">El sistema permitirá para los usuarios que tenga los roles de administración y gerencia la generación de reportes sobre las ventas realizadas en el shop.</text:span></text:p>
        </text:list-item>
        <text:list-item>
          <text:p text:style-name="P44"><text:span text:style-name="T13">El sistema permitirá a la parte administrativa y gerencial generar un reporte con los productos más vendidos en <text:s/>la playa y shop.</text:span></text:p>
        </text:list-item>
        <text:list-item>
          <text:p text:style-name="P44"><text:span text:style-name="T13">El sistema permitirá a los usuarios de la parte administrativa y gerencial generar reportes sobre las cuentas corrientes de los clientes y <text:s/>proveedores.</text:span></text:p>
        </text:list-item>
        <text:list-item>
          <text:p text:style-name="P44"><text:span text:style-name="T13">El sistema permitirá a los usuarios que tengan el rol de administración la registración de las compras hechas (credito, contado) por la estación a los distintos proveedores.</text:span></text:p>
        </text:list-item>
        <text:list-item>
          <text:p text:style-name="P44"><text:span text:style-name="T13">El sistema permitirá mostrar los servicios más requeridos en el lavadero para la parte administrativa y gerencial.</text:span></text:p>
        </text:list-item>
        <text:list-item>
          <text:p text:style-name="P44"><text:span text:style-name="T13">El sistema mostrará los productos más vendidos o comprados a los usuarios de rol gerencial.</text:span></text:p>
        </text:list-item>
        <text:list-item>
          <text:p text:style-name="P44"><text:span text:style-name="T13">El sistema permitirá a los gerentes y la parte administrativa realizar el proceso que genera el formato requerido para el hechauka.</text:span></text:p>
        </text:list-item>
        <text:list-item>
          <text:p text:style-name="P44"><text:span text:style-name="T13">El sistema solo permitirá a los usuarios que tenga el <text:s/>rol <text:s/>de gerentes poder acceder a la auditoría sobre todos los movimientos realizados en la estación como la playa, el shop y el lavadero. </text:span></text:p>
        </text:list-item>
        <text:list-item>
          <text:p text:style-name="P44"><text:span text:style-name="T14">******** <text:s/>SHOP **********</text:span></text:p>
        </text:list-item>
        <text:list-item>
          <text:p text:style-name="P44"><text:span text:style-name="T13">El sistema mostrará el monto <text:s/>a pagar y todos los productos que el cliente está deseando llevar.</text:span></text:p>
        </text:list-item>
        <text:list-item>
          <text:p text:style-name="P44"><text:span text:style-name="T13">El sistema tendrá la posibilidad de registrar todos los productos que un cliente desea <text:s/>comprar con el usuario del empleado que trabaja en el shop.</text:span></text:p>
        </text:list-item>
        <text:list-item>
          <text:p text:style-name="P44"><text:span text:style-name="T13">El sistema podrá emitir una factura para tener una documentación de todos los movimientos que se hicieron en el shop.</text:span></text:p>
        </text:list-item>
        <text:list-item>
          <text:p text:style-name="P44"><text:span text:style-name="T13">El sistema permitirá <text:s/>la generación de un reporte que contendrá los datos básicos de los productos del shop como código, nombre y la existencia del producto actualmente.</text:span></text:p>
        </text:list-item>
        <text:list-item>
          <text:p text:style-name="P44"><text:span text:style-name="T13">El sistema permitirá cargar las ventas de carga de saldo a las distintas compañías que la estación cuenta con este servicio.</text:span></text:p>
        </text:list-item>
        <text:list-item>
          <text:p text:style-name="P44"><text:span text:style-name="T13">El sistema generará un reporte con todas las ventas de saldo y las distintas telefónicas que se hicieron la ventas.</text:span></text:p>
        </text:list-item>
        <text:list-item>
          <text:p text:style-name="P44"><text:span text:style-name="T13">El sistema permitirá al usuario que tiene el rol de shop realizar <text:s/>un cierre de turno con todas las ventas de productos que realizo en su turno y las existencia actual <text:s/>de todos los productos. <text:s text:c="2"/></text:span></text:p>
        </text:list-item>
        <text:list-item>
          <text:p text:style-name="P44"><text:span text:style-name="T14">******** PLAYA **********</text:span></text:p>
        </text:list-item>
        <text:list-item>
          <text:p text:style-name="P44"><text:span text:style-name="T13">El sistema permitirá a los usuarios que tenga el rol de playero y de capitán cargar todas las ventas(contado y credito) de combustible, lubricantes y las distintas formas de pago.</text:span></text:p>
        </text:list-item>
        <text:list-item>
          <text:p text:style-name="P44"><text:soft-page-break/><text:span text:style-name="T13">El sistema permitirá la confección de la factura con la impresora con los datos de las ventas.</text:span></text:p>
        </text:list-item>
        <text:list-item>
          <text:p text:style-name="P44"><text:span text:style-name="T13">El sistema permitirá la generación de un reporte sobre la cantidad de productos existentes en la playa en ese momento para el <text:s/>control de stock.</text:span></text:p>
        </text:list-item>
        <text:list-item>
          <text:p text:style-name="P44"><text:span text:style-name="T13">El sistema permitirá solo al usuario que tenga el rol de capitán poder realizar el cierre de turno con todas las ventas de combustibles y lubricantes realizados en dicho turno y la existencia actual de todos los productos</text:span></text:p>
        </text:list-item>
        <text:list-item>
          <text:p text:style-name="P44"><text:span text:style-name="T14">***********SERVICIOS************</text:span></text:p>
        </text:list-item>
        <text:list-item>
          <text:p text:style-name="P44"><text:span text:style-name="T13">El sistema permitirá a los usuarios que tenga el rol de lavadero les permitirá registrar las entradas de todos los automóviles para los servicios de lavado y de lubricación.</text:span></text:p>
        </text:list-item>
        <text:list-item>
          <text:p text:style-name="P44"><text:span text:style-name="T13">El sistema permitirá registrar los servicios realizados en el lavadero para el cobro debido al cliente.</text:span></text:p>
        </text:list-item>
        <text:list-item>
          <text:p text:style-name="P44"><text:span text:style-name="T13">El sistema permitirá confeccionar la factura con los datos de los servicios realizados para la entrega al <text:s/>cliente.</text:span></text:p>
        </text:list-item>
        <text:list-item>
          <text:p text:style-name="P44"><text:span text:style-name="T13">El sistema permitirá a los usuarios de rol de lavadero realizar un cierre de turno con todo los servicios hechos y la recaudación en dicho turno.</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text:span text:style-name="T3"><text:tab/></text:span><text:span text:style-name="T10">8.2 <text:s/>Requisitos No Funcionales</text:span></text:p>
      <text:p text:style-name="P88"/>
      <text:list xml:id="list2107456634759525637" text:style-name="WWNum19">
        <text:list-item>
          <text:p text:style-name="P72"><text:span text:style-name="T13">El ambiente del sistema operativo será windows.</text:span></text:p>
        </text:list-item>
        <text:list-item>
          <text:p text:style-name="P51"><text:soft-page-break/><text:span text:style-name="T13">Los datos se almacenarán en una base de datos relacional.</text:span></text:p>
        </text:list-item>
        <text:list-item>
          <text:p text:style-name="P72"><text:span text:style-name="T13">Los modelos de los reportes serán impresos en hoja A4.</text:span></text:p>
        </text:list-item>
        <text:list-item>
          <text:p text:style-name="P72"><text:span text:style-name="T13">La base de datos que se utilizara será MySql. </text:span></text:p>
        </text:list-item>
        <text:list-item>
          <text:p text:style-name="P72"><text:span text:style-name="T13">El tipo de moneda utilizado en el sistema será guaraníes.</text:span></text:p>
        </text:list-item>
        <text:list-item>
          <text:p text:style-name="P72"><text:span text:style-name="T13">El sistema solo soportara el idioma espanhol. </text:span></text:p>
        </text:list-item>
        <text:list-item>
          <text:p text:style-name="P72"><text:span text:style-name="T13">El sistema imprimirá los recibos a través de la hoja rubricada.</text:span></text:p>
        </text:list-item>
      </text:list>
      <text:p text:style-name="P89"/>
      <text:p text:style-name="P52"><text:span text:style-name="T3">8.3 <text:s/>DIAGRAMA DE CASOS DE USO DE ALTO NIVEL.</text:span></text:p>
      <text:p text:style-name="P75"><text:span text:style-name="T3">Mostrar la relación entre los actores y los casos de uso del sistema, representando la funcionalidad que ofrece el sistema en lo que se refiere a su interacción externa.</text:span></text:p>
      <text:p text:style-name="P76"/>
      <text:p text:style-name="P52"><text:span text:style-name="T3">8.4 <text:s/></text:span><text:span text:style-name="T13">IDENTIFICACIÓN</text:span><text:span text:style-name="T3"> DE ACTORES Y TAREAS.</text:span></text:p>
      <text:p text:style-name="P75"><text:span text:style-name="T3">Actores: Un actor representa a un usuario del sistema, pueden existir varios usuarios que cumplen el mismo rol.</text:span></text:p>
      <text:p text:style-name="P77"/>
      <text:p text:style-name="P1"><text:span text:style-name="T13"><text:s text:c="10"/>Tareas: Se debe identificar las tareas con torno a los actores que la realizan.</text:span></text:p>
      <text:p text:style-name="P1"><text:span text:style-name="T13"><text:s text:c="11"/>Se debe agrupar las tareas por cada actor.</text:span></text:p>
      <text:p text:style-name="P1"><text:span text:style-name="T13"><text:tab/>Las tareas suelen ser verbos.</text:span></text:p>
      <text:p text:style-name="P77"/>
      <text:p text:style-name="P75"><text:span text:style-name="T13">Rol de encargado del shop:</text:span></text:p>
      <text:list xml:id="list6594591372602883764" text:style-name="WWNum8">
        <text:list-item>
          <text:p text:style-name="P73"><text:span text:style-name="T13">Registrar de las ventas realizadas en el shop con todos los datos de este como la cantidad de productos, monto y forma de pago.</text:span></text:p>
        </text:list-item>
        <text:list-item>
          <text:p text:style-name="P73"><text:span text:style-name="T13">Procesar el cierre de turno con todos los datos necesarios para hacer.</text:span></text:p>
        </text:list-item>
        <text:list-item>
          <text:p text:style-name="P73"><text:span text:style-name="T13">Generar un reporte sobre los estados de los productos.</text:span></text:p>
        </text:list-item>
        <text:list-item>
          <text:p text:style-name="P73"><text:soft-page-break/><text:span text:style-name="T13">Registrar las ventas de saldo de las distintas companhias. </text:span></text:p>
        </text:list-item>
        <text:list-item>
          <text:p text:style-name="P73"><text:span text:style-name="T13">Generar reporte sobre la venta de saldo.</text:span></text:p>
        </text:list-item>
      </text:list>
      <text:p text:style-name="P55"><text:span text:style-name="T13"><text:s text:c="12"/></text:span></text:p>
      <text:p text:style-name="P55"><text:span text:style-name="T13"><text:s text:c="11"/>Rol de Playero: </text:span></text:p>
      <text:list xml:id="list22783033838837541" text:style-name="WWNum12">
        <text:list-item>
          <text:p text:style-name="P74"><text:span text:style-name="T13">Registrar de las ventas realizadas (contado o crédito) en la playa(combustible, lubricantes) con los datos como cantidad/litros, monto y forma de pago.</text:span></text:p>
        </text:list-item>
        <text:list-item>
          <text:p text:style-name="P74"><text:span text:style-name="T13">Generar reporte sobre los estados actuales de los productos de la playa.</text:span></text:p>
        </text:list-item>
      </text:list>
      <text:p text:style-name="P58"/>
      <text:p text:style-name="P55"><text:span text:style-name="T13"><text:s text:c="10"/>Rol de Capitán: <text:s/></text:span></text:p>
      <text:list xml:id="list8997411965375982492" text:style-name="WWNum26">
        <text:list-item>
          <text:p text:style-name="P45"><text:span text:style-name="T13">Registrar de las ventas realizadas (contado o crédito) en la playa(combustible, lubricantes) con los datos como cantidad/litros, monto y forma de pago.</text:span></text:p>
        </text:list-item>
        <text:list-item>
          <text:p text:style-name="P45"><text:span text:style-name="T13">Generar reporte sobre los estados actuales de los productos de la playa.</text:span></text:p>
        </text:list-item>
        <text:list-item>
          <text:p text:style-name="P45"><text:span text:style-name="T13">Procesar el cierre de turno con todos los datos(combustibles y lubricantes) necesarios para hacer(ingreso y cantidad vendida).</text:span></text:p>
        </text:list-item>
      </text:list>
      <text:p text:style-name="P1"><text:span text:style-name="T3"><text:tab/></text:span></text:p>
      <text:p text:style-name="P15"/>
      <text:p text:style-name="P1"><text:span text:style-name="T3"><text:tab/>Rol </text:span><text:span text:style-name="T13">de administración de la estación: </text:span></text:p>
      <text:list xml:id="list9131460346732525340" text:style-name="WWNum15">
        <text:list-item>
          <text:p text:style-name="P46"><text:span text:style-name="T13">Crear, editar <text:s/>y eliminar los datos de los clientes.</text:span></text:p>
        </text:list-item>
        <text:list-item>
          <text:p text:style-name="P46"><text:span text:style-name="T13">Crear, editar y eliminar los datos de los proveedores.</text:span></text:p>
        </text:list-item>
        <text:list-item>
          <text:p text:style-name="P46"><text:span text:style-name="T13">Crear, editar y eliminar los datos de los productos.</text:span></text:p>
        </text:list-item>
        <text:list-item>
          <text:p text:style-name="P46"><text:span text:style-name="T13">Crear, editar y eliminar datos sobre los tipos de servicios.</text:span></text:p>
        </text:list-item>
        <text:list-item>
          <text:p text:style-name="P46"><text:span text:style-name="T13">Lista de clientes.</text:span></text:p>
        </text:list-item>
        <text:list-item>
          <text:p text:style-name="P46"><text:span text:style-name="T13">Lista de proveedores.</text:span></text:p>
        </text:list-item>
        <text:list-item>
          <text:p text:style-name="P46"><text:span text:style-name="T13">Lista de los productos que tiene la playa.</text:span></text:p>
        </text:list-item>
        <text:list-item>
          <text:p text:style-name="P46"><text:soft-page-break/><text:span text:style-name="T13">Lista de tipo de servicios.</text:span></text:p>
        </text:list-item>
        <text:list-item>
          <text:p text:style-name="P46"><text:span text:style-name="T13">Lista de las cuentas corrientes de los clientes.</text:span></text:p>
        </text:list-item>
        <text:list-item>
          <text:p text:style-name="P46"><text:span text:style-name="T13">Lista de las cuentas corrientes de los proveedores.</text:span></text:p>
        </text:list-item>
        <text:list-item>
          <text:p text:style-name="P46"><text:span text:style-name="T13">Generar reportes sobre la existencia de los productos.</text:span></text:p>
        </text:list-item>
        <text:list-item>
          <text:p text:style-name="P46"><text:span text:style-name="T13">Generar reportes sobre los productos más vendidos en el shop.</text:span></text:p>
        </text:list-item>
        <text:list-item>
          <text:p text:style-name="P46"><text:span text:style-name="T13">Generar reportes sobre los combustibles más vendidos en la playa.</text:span></text:p>
        </text:list-item>
        <text:list-item>
          <text:p text:style-name="P46"><text:span text:style-name="T13">Generar reportes sobre los servicios más recurridos en el lavadero.</text:span></text:p>
        </text:list-item>
        <text:list-item>
          <text:p text:style-name="P46"><text:span text:style-name="T13">Generar reportes sobre los clientes con mayor movimiento.</text:span></text:p>
        </text:list-item>
        <text:list-item>
          <text:p text:style-name="P46"><text:span text:style-name="T13">Generar reporte de inventario de productos.</text:span></text:p>
        </text:list-item>
        <text:list-item>
          <text:p text:style-name="P46"><text:span text:style-name="T13">Generar reportes sobre la mayor compra de productos/Proveedores.</text:span></text:p>
        </text:list-item>
      </text:list>
      <text:list xml:id="list3252135365922232162" text:style-name="WWNum14">
        <text:list-item>
          <text:p text:style-name="P47"><text:span text:style-name="T13">Generar reportes sobre todas los movimientos sobre la playa.</text:span></text:p>
        </text:list-item>
        <text:list-item>
          <text:p text:style-name="P47"><text:span text:style-name="T13">Generar reportes sobre todas los movimientos sobre el shop.</text:span></text:p>
        </text:list-item>
        <text:list-item>
          <text:p text:style-name="P47"><text:span text:style-name="T13">Generar reportes sobre todas los movimientos sobre el lavadero.</text:span></text:p>
        </text:list-item>
        <text:list-item>
          <text:p text:style-name="P47"><text:span text:style-name="T13">Consulta sobre los estados de la cuenta corriente de los clientes.</text:span></text:p>
        </text:list-item>
        <text:list-item>
          <text:p text:style-name="P47"><text:span text:style-name="T13">Consulta sobre los estados de la cuenta corriente de los proveedores.</text:span></text:p>
        </text:list-item>
        <text:list-item>
          <text:p text:style-name="P47"><text:span text:style-name="T13">Consulta sobre los productos de la playa.</text:span></text:p>
        </text:list-item>
        <text:list-item>
          <text:p text:style-name="P47"><text:span text:style-name="T13">Consulta sobre los servicios del lavadero.</text:span></text:p>
        </text:list-item>
        <text:list-item>
          <text:p text:style-name="P47"><text:span text:style-name="T13">Consulta sobre los productos del shop.</text:span></text:p>
        </text:list-item>
        <text:list-item>
          <text:p text:style-name="P47"><text:span text:style-name="T13">Consulta sobre los clientes.</text:span></text:p>
        </text:list-item>
        <text:list-item>
          <text:p text:style-name="P47"><text:span text:style-name="T13">Consulta sobre los proveedores.</text:span></text:p>
        </text:list-item>
        <text:list-item>
          <text:p text:style-name="P47"><text:span text:style-name="T13">Registrar las facturas de las compras entregadas por el proveedor.</text:span></text:p>
        </text:list-item>
        <text:list-item>
          <text:p text:style-name="P47"><text:soft-page-break/><text:span text:style-name="T13">Registrar los gastos que tiene la estación (insumos).</text:span></text:p>
        </text:list-item>
        <text:list-item>
          <text:p text:style-name="P47"><text:span text:style-name="T13">Registrar la entrada de productos en el shop.</text:span></text:p>
        </text:list-item>
        <text:list-item>
          <text:p text:style-name="P47"><text:span text:style-name="T13">Registrar la entrada de los combustibles y lubricantes en la playa.</text:span></text:p>
        </text:list-item>
        <text:list-item>
          <text:p text:style-name="P47"><text:span text:style-name="T13">Registrar la salida de productos del depósito al shop. *****modificar o sacar*** </text:span></text:p>
        </text:list-item>
      </text:list>
      <text:p text:style-name="P15"/>
      <text:p text:style-name="P1"><text:span text:style-name="T13"><text:s text:c="11"/>Rol de Gerente de la estación:</text:span></text:p>
      <text:list xml:id="list8706798392807270497" text:style-name="WWNum16">
        <text:list-item>
          <text:p text:style-name="P48"><text:span text:style-name="T13">Crear, editar y eliminar los usuarios del sistema de la estación.</text:span></text:p>
        </text:list-item>
        <text:list-item>
          <text:p text:style-name="P48"><text:span text:style-name="T13">Crear, editar y eliminar los roles que tienen los usuarios en la estación.</text:span></text:p>
        </text:list-item>
      </text:list>
      <text:list xml:id="list4113113261554405686" text:style-name="WWNum11">
        <text:list-item>
          <text:p text:style-name="P49"><text:span text:style-name="T13">Crear, editar <text:s/>y eliminar los datos de los clientes.</text:span></text:p>
        </text:list-item>
        <text:list-item>
          <text:p text:style-name="P49"><text:span text:style-name="T13">Crear, editar y eliminar los datos de los proveedores.</text:span></text:p>
        </text:list-item>
        <text:list-item>
          <text:p text:style-name="P49"><text:span text:style-name="T13">Crear, editar y eliminar los datos de los productos.</text:span></text:p>
        </text:list-item>
        <text:list-item>
          <text:p text:style-name="P49"><text:span text:style-name="T13">Crear, editar y eliminar datos sobre los tipos de servicios.</text:span></text:p>
        </text:list-item>
        <text:list-item>
          <text:p text:style-name="P49"><text:span text:style-name="T13">Lista de los usuarios de la estación</text:span></text:p>
        </text:list-item>
        <text:list-item>
          <text:p text:style-name="P49"><text:span text:style-name="T13">Lista de los roles de los usuarios en la estación.</text:span></text:p>
        </text:list-item>
        <text:list-item>
          <text:p text:style-name="P49"><text:span text:style-name="T13">Lista de clientes.</text:span></text:p>
        </text:list-item>
        <text:list-item>
          <text:p text:style-name="P49"><text:span text:style-name="T13">Lista de proveedores.</text:span></text:p>
        </text:list-item>
        <text:list-item>
          <text:p text:style-name="P49"><text:span text:style-name="T13">Lista de los productos que tiene la playa.</text:span></text:p>
        </text:list-item>
        <text:list-item>
          <text:p text:style-name="P49"><text:span text:style-name="T13">Lista de tipo de servicios.</text:span></text:p>
        </text:list-item>
        <text:list-item>
          <text:p text:style-name="P49"><text:span text:style-name="T13">Lista de las cuentas corrientes de los clientes.</text:span></text:p>
        </text:list-item>
        <text:list-item>
          <text:p text:style-name="P49"><text:span text:style-name="T13">Lista de las cuentas corrientes de los proveedores.</text:span></text:p>
        </text:list-item>
        <text:list-item>
          <text:p text:style-name="P49"><text:span text:style-name="T13">Generar reportes sobre la existencia de los productos.</text:span></text:p>
        </text:list-item>
        <text:list-item>
          <text:p text:style-name="P49"><text:soft-page-break/><text:span text:style-name="T13">Generar reportes sobre los productos más vendidos en el shop.</text:span></text:p>
        </text:list-item>
        <text:list-item>
          <text:p text:style-name="P49"><text:span text:style-name="T13">Generar reportes sobre los combustibles más vendidos en la playa.</text:span></text:p>
        </text:list-item>
        <text:list-item>
          <text:p text:style-name="P49"><text:span text:style-name="T13">Generar reportes sobre los servicios más recurridos en el lavadero.</text:span></text:p>
        </text:list-item>
        <text:list-item>
          <text:p text:style-name="P49"><text:span text:style-name="T13">Generar reportes sobre los clientes con mayor movimiento.</text:span></text:p>
        </text:list-item>
        <text:list-item>
          <text:p text:style-name="P49"><text:span text:style-name="T13">Generar reporte de inventario de productos.</text:span></text:p>
        </text:list-item>
        <text:list-item>
          <text:p text:style-name="P49"><text:span text:style-name="T13">Generar reportes sobre la mayor compra de productos/Proveedores.</text:span></text:p>
        </text:list-item>
      </text:list>
      <text:list xml:id="list131261155088933" text:continue-list="list3252135365922232162" text:style-name="WWNum14">
        <text:list-item>
          <text:p text:style-name="P47"><text:span text:style-name="T13">Generar reportes sobre todas los movimientos sobre la playa.</text:span></text:p>
        </text:list-item>
        <text:list-item>
          <text:p text:style-name="P47"><text:span text:style-name="T13">Generar reportes sobre todas los movimientos sobre el shop.</text:span></text:p>
        </text:list-item>
        <text:list-item>
          <text:p text:style-name="P47"><text:span text:style-name="T13">Generar reportes sobre todas los movimientos sobre el lavadero.</text:span></text:p>
        </text:list-item>
        <text:list-item>
          <text:p text:style-name="P47"><text:span text:style-name="T13">Consulta sobre los estados de la cuenta corriente de los clientes.</text:span></text:p>
        </text:list-item>
        <text:list-item>
          <text:p text:style-name="P47"><text:span text:style-name="T13">Consulta sobre los estados de la cuenta corriente de los proveedores.</text:span></text:p>
        </text:list-item>
        <text:list-item>
          <text:p text:style-name="P47"><text:span text:style-name="T13">Consulta sobre los productos de la playa.</text:span></text:p>
        </text:list-item>
        <text:list-item>
          <text:p text:style-name="P47"><text:span text:style-name="T13">Consulta sobre los servicios del lavadero.</text:span></text:p>
        </text:list-item>
        <text:list-item>
          <text:p text:style-name="P47"><text:span text:style-name="T13">Consulta sobre los productos del shop.</text:span></text:p>
        </text:list-item>
        <text:list-item>
          <text:p text:style-name="P47"><text:span text:style-name="T13">Consulta sobre los clientes.</text:span></text:p>
        </text:list-item>
        <text:list-item>
          <text:p text:style-name="P47"><text:span text:style-name="T13">Consulta sobre los proveedores.</text:span></text:p>
        </text:list-item>
        <text:list-item>
          <text:p text:style-name="P47"><text:span text:style-name="T13">Consulta sobre la auditoría sobre los movimientos de la playa.</text:span></text:p>
        </text:list-item>
        <text:list-item>
          <text:p text:style-name="P47"><text:span text:style-name="T13">Consulta sobre la auditoría sobre los movimientos del shop.</text:span></text:p>
        </text:list-item>
        <text:list-item>
          <text:p text:style-name="P47"><text:span text:style-name="T13">Consulta sobre la auditoría sobre la parte administrativa.</text:span></text:p>
        </text:list-item>
        <text:list-item>
          <text:p text:style-name="P47"><text:span text:style-name="T13">Consulta sobre la auditoría sobre la parte de lavadero.</text:span></text:p>
        </text:list-item>
      </text:list>
      <text:p text:style-name="P15"/>
      <text:section text:style-name="Sect1" text:name="TextSection">
        <text:p text:style-name="P52"><text:soft-page-break/><text:span text:style-name="T3">8.5 <text:s/>DIAGRAMA DE ENTIDADES-RELACIONAMIENTOS.</text:span></text:p>
        <text:p text:style-name="P4"/>
        <text:p text:style-name="P52"><text:span text:style-name="T3">En este capítulo será ilustrado el diagrama preliminar obtenido <text:s/>en la CONSOLIDACIÓN DE DATOS, </text:span><text:span text:style-name="T13">adecuado</text:span><text:span text:style-name="T3"> a la solución propuesta.</text:span></text:p>
        <text:p text:style-name="P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58"><text:soft-page-break/></text:p>
        <text:p text:style-name="P52"><text:span text:style-name="T3">8.6 <text:s/>ENTRADAS.</text:span></text:p>
        <text:p text:style-name="P4"/>
        <text:p text:style-name="P52"><text:span text:style-name="T3">Relacionar los documentos, archivos, listados, etc. que fueron identificados.</text:span></text:p>
        <text:p text:style-name="P52"><text:span text:style-name="T13">Facturas de compras de los productos:</text:span></text:p>
        <text:p text:style-name="P52"><text:span text:style-name="T13">Un comprobante entregado por el proveedor que puede ser al contado o crédito en base a los artículos suministrados a la estación.</text:span></text:p>
        <text:p text:style-name="P53"/>
        <text:p text:style-name="P52"><text:span text:style-name="T13">Formulario de cierre de turno de la playa:</text:span></text:p>
        <text:p text:style-name="P52"><text:span text:style-name="T13">Un formulario que completa la persona que tiene el rol de capitán en la playa anotando con la cantidad de litros que empezó su turno y cuantos litros terminó su turno, la cantidad que se tenía de los lubricantes al empezar el turno y <text:s/>lo que se tiene actualmente y la cantidad recaudada en efectivo, con pago de tarjeta y vales.</text:span></text:p>
        <text:p text:style-name="P53"/>
        <text:p text:style-name="P52"><text:span text:style-name="T13">Formulario de cierre de turno del shop </text:span></text:p>
        <text:p text:style-name="P52"><text:span text:style-name="T13">Un formulario en la cual el encargado del shop se encarga de anotar las cantidades de productos vendidos y las existencia actual sobre los productos que hay en el shop, mas los movimientos de ventas de saldo a las distintas compañías telefónicas y la recaudación total con todas las ventas realizadas que se pagaron con efectivo o tarjeta. </text:span></text:p>
        <text:p text:style-name="P53"/>
        <text:p text:style-name="P52"><text:span text:style-name="T13">Formulario de cierre de turno de lavadero: </text:span></text:p>
        <text:p text:style-name="P52"><text:span text:style-name="T13">Un formulario que sirve para el encargado del lavadero cargar todo lo recaudado con todos los servicios que dispone el lavado(lavado de automóviles, lubricacion de automoviles) y las formas de pago.</text:span></text:p>
        <text:p text:style-name="P53"/>
        <text:p text:style-name="P52"><text:span text:style-name="T13">Formulario sobre las ventas realizadas en la playa: </text:span></text:p>
        <text:p text:style-name="P52"><text:span text:style-name="T13">Un formulario que el playero o el capitán cargan sobre los datos sobre las ventas que se realizó al cliente con todos los detalles sobre los productos vendidos y la forma de pago.</text:span></text:p>
        <text:p text:style-name="P53"/>
        <text:p text:style-name="P52"><text:span text:style-name="T13">Formulario sobre las ventas realizadas en el shop: </text:span></text:p>
        <text:p text:style-name="P52"><text:span text:style-name="T13">Un formulario que el encargado del shop cargan sobre los datos sobre las ventas que se realizó al cliente con todos los detalles sobre los productos vendidos y la forma de pago.</text:span></text:p>
        <text:p text:style-name="P53"><text:soft-page-break/></text:p>
        <text:p text:style-name="P52"><text:span text:style-name="T13">Formulario sobre las ventas realizadas en el lavadero: : </text:span></text:p>
        <text:p text:style-name="P52"><text:span text:style-name="T13">Un formulario que las personas que se encuentran a cargo del lavadero cargan sobre los datos sobre las ventas que se realizó al cliente con todos los detalles sobre los servicios realizados y la forma de pago.</text:span></text:p>
        <text:p text:style-name="P58"/>
        <text:p text:style-name="P53"/>
        <text:p text:style-name="P53"/>
        <text:p text:style-name="P53"/>
        <text:p text:style-name="P53"/>
        <text:p text:style-name="P53"/>
        <text:p text:style-name="P53"/>
        <text:p text:style-name="P58"/>
        <text:p text:style-name="P52"><text:span text:style-name="T3">8.7. SALIDAS.</text:span></text:p>
        <text:p text:style-name="P4"/>
        <text:p text:style-name="P52"><text:span text:style-name="T3">Describir las salidas identificadas.</text:span></text:p>
        <text:p text:style-name="P52"><text:span text:style-name="T13">El reporte que se utiliza para reportar al SET(hechauka):</text:span></text:p>
        <text:p text:style-name="P52"><text:span text:style-name="T13">Se tiene un reporte con todos los movimientos realizados por la estación como las compras y ventas para informar a tributación con el formato que ellos exigen para subir el archivo por el sistema de marangatu.</text:span></text:p>
        <text:p text:style-name="P53"/>
        <text:p text:style-name="P52"><text:span text:style-name="T13">Confección de las facturas para el cliente :</text:span></text:p>
        <text:p text:style-name="P52"><text:span text:style-name="T13">La confección de facturas de sobre los datos de ventas con la impresión sobre la playa, shop y lavadero para entregar al cliente.</text:span></text:p>
        <text:p text:style-name="P53"/>
        <text:p text:style-name="P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text:span text:style-name="T2">9. DICCIONARIO DE DATOS.</text:span></text:p>
        <text:p text:style-name="P4"/>
        <text:p text:style-name="P52"><text:span text:style-name="T3">Deberá contener el registro de todas las descripciones de los elementos identificados durante el estudio de la situación actual y presentadas debidamente verificadas de acuerdo a la situación propuesta.</text:span></text:p>
        <text:p text:style-name="P53"/>
        <text:p text:style-name="P4"/>
        <text:p text:style-name="P1"><text:span text:style-name="T2">10. RECURSOS NECESARIOS.</text:span></text:p>
        <text:p text:style-name="P4"/>
        <text:p text:style-name="P52"><text:span text:style-name="T3">10.1 <text:s/>HARDWARE.</text:span></text:p>
        <text:p text:style-name="P4"><text:soft-page-break/></text:p>
        <text:p text:style-name="P52"><text:span text:style-name="T3">Especificar la configuración necesaria del equipo para el desarrollo y funcionamiento del sistema.</text:span></text:p>
        <text:p text:style-name="P53"/>
        <text:p text:style-name="P52"><text:span text:style-name="T13">Se necesita para la implementación del sistema una computadora que tenga los componentes como un procesador core i3, memoria ram de 8 gb ddr3.</text:span></text:p>
        <text:p text:style-name="P4"/>
        <text:p text:style-name="P52"><text:span text:style-name="T3">10.2. SOFTWARE.</text:span></text:p>
        <text:p text:style-name="P4"/>
        <text:p text:style-name="P52"><text:span text:style-name="T3">Especificar el sistema operativo necesario, como también los utilitarios y lenguajes de programación para el desarrollo y funcionamiento del sistema.</text:span></text:p>
        <text:p text:style-name="P53"/>
        <text:p text:style-name="P53"/>
        <text:p text:style-name="P54"/>
        <text:p text:style-name="P52"><text:span text:style-name="T3">10.3. <text:s/>RECURSOS HUMANOS.</text:span></text:p>
        <text:p text:style-name="P4"/>
        <text:p text:style-name="P52"><text:span text:style-name="T3">Especificar la necesidad en cuanto al personal y las cualidades técnicas, tanto de la FACULTAD POLITÉCNICA como también del órgano usuario.</text:span></text:p>
        <text:p text:style-name="P4"/>
        <text:p text:style-name="P1"><text:span text:style-name="T2">11. <text:s/>RELACIÓN CON EL USUARIO.</text:span></text:p>
        <text:p text:style-name="P4"/>
        <text:p text:style-name="P52"><text:span text:style-name="T3">Explicar la responsabilidad del Usuario, demostrando la importancia y el grado de participación en el desarrollo del proyecto.</text:span></text:p>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e3" table:style-name="Table3">
          <table:table-column table:style-name="Table3.A"/>
          <text:soft-page-break/>
          <table:table-row table:style-name="Table3.1">
            <table:table-cell table:style-name="Table3.A1" office:value-type="string">
              <text:p text:style-name="P23"/>
              <text:p text:style-name="P12"><text:span text:style-name="T3"><text:tab/></text:span></text:p>
              <text:p text:style-name="P5"/>
              <text:p text:style-name="P5"/>
              <text:p text:style-name="P10"><text:span text:style-name="T3">FINAL DEL DOCUMENTO</text:span></text:p>
              <text:p text:style-name="P5"/>
              <text:p text:style-name="P5"/>
              <text:p text:style-name="P5"/>
              <text:p text:style-name="P5"/>
              <text:p text:style-name="P92"><text:span text:style-name="T13">18 de Abril del 20118, San Lorenzo</text:span></text:p>
              <text:p text:style-name="P5"/>
              <text:p text:style-name="P5"/>
              <text:p text:style-name="P5"/>
              <text:p text:style-name="P5"/>
              <text:p text:style-name="P13"><text:span text:style-name="T3">RESPONSABLES.</text:span></text:p>
              <text:p text:style-name="P5"/>
              <text:p text:style-name="P13"><text:span text:style-name="T3">Integrante 1 <text:s text:c="4"/></text:span><text:span text:style-name="T13">Alvaro Ortiz</text:span></text:p>
              <text:p text:style-name="P5"/>
              <text:p text:style-name="P13"><text:span text:style-name="T3">Integrante 2 <text:s text:c="4"/></text:span><text:span text:style-name="T13">Juan Fernando Mendoza</text:span></text:p>
              <text:p text:style-name="P16"/>
              <text:p text:style-name="P13"><text:span text:style-name="T13">Integrante 3 <text:s text:c="4"/>Juan Jose Caimen</text:span></text:p>
              <text:p text:style-name="P5"/>
              <text:p text:style-name="P5"/>
              <text:p text:style-name="P5"/>
              <text:p text:style-name="P5"/>
              <text:p text:style-name="P5"/>
              <text:p text:style-name="P5"/>
              <text:p text:style-name="P27"/>
            </table:table-cell>
          </table:table-row>
        </table:table>
        <text:p text:style-name="P93"><text:soft-page-break/></text:p>
        <text:p text:style-name="P93"/>
        <text:p text:style-name="P21"/>
      </text:section>
      <text:p text:style-name="P26"/>
      <text:p text:style-name="P1"><text:span text:style-name="T2">12. <text:s/>TÉRMINOS DE APROBACIÓN.</text:span></text:p>
      <text:p text:style-name="P57"/>
      <text:p text:style-name="P4"/>
      <text:p text:style-name="P4"/>
      <table:table table:name="Table4" table:style-name="Table4">
        <table:table-column table:style-name="Table4.A"/>
        <text:soft-page-break/>
        <table:table-row table:style-name="Table4.1">
          <table:table-cell table:style-name="Table4.A1" office:value-type="string">
            <text:p text:style-name="P23"/>
            <text:p text:style-name="P11"><text:span text:style-name="T3"><text:tab/>TÉRMINOS DE APROBACIÓN DE LA ETAPA</text:span></text:p>
            <text:p text:style-name="P5"/>
            <text:p text:style-name="P5"/>
            <text:p text:style-name="P13"><text:span text:style-name="T3">NOMBRE DEL SISTEMA: S</text:span><text:span text:style-name="T13">GE</text:span></text:p>
            <text:p text:style-name="P5"/>
            <text:p text:style-name="P13"><text:span text:style-name="T3">NOMBRE DE LA ETAPA: ANTEPROYECTO</text:span></text:p>
            <text:p text:style-name="P5"/>
            <text:p text:style-name="P13"><text:span text:style-name="T3">ÓRGANO USUARIO : </text:span><text:span text:style-name="T13">ESTACIÓN</text:span><text:span text:style-name="T3"> DE SERVICIO EMR</text:span></text:p>
            <text:p text:style-name="P5"/>
            <text:p text:style-name="P5"/>
            <text:p text:style-name="P30"><text:span text:style-name="T3">Aprobamos la presente etapa elaborada por los alumnos responsables de la </text:span></text:p>
            <text:p text:style-name="P94"><text:span text:style-name="T3">FACULTAD POLITÉCNICA, correspondiente al sistema arriba mencionado.</text:span></text:p>
            <text:p text:style-name="P30"><text:span text:style-name="T3">Autorizamos a los integrantes del GRUPO a continuar los trabajos de desarrollo, conforme a las especificaciones presentadas en este documento.</text:span></text:p>
            <text:p text:style-name="P5"/>
            <text:p text:style-name="P5"/>
            <text:p text:style-name="P5"/>
            <text:p text:style-name="P30"><text:span text:style-name="T13"><text:s text:c="11"/>SAN LORENZO </text:span><text:span text:style-name="T3">,</text:span><text:span text:style-name="T13">18 </text:span><text:span text:style-name="T3">de</text:span><text:span text:style-name="T13"> ABRIL DEL </text:span><text:span text:style-name="T3">2018</text:span></text:p>
            <text:p text:style-name="P5"/>
            <text:p text:style-name="P5"/>
            <text:p text:style-name="P5"/>
            <text:p text:style-name="P5"/>
            <text:p text:style-name="P95"><text:span text:style-name="T13"><text:s text:c="11"/></text:span><text:span text:style-name="T3">------------------------------</text:span></text:p>
            <text:p text:style-name="P95"><text:span text:style-name="T3"><text:s text:c="25"/>Profesor <text:s/></text:span></text:p>
            <text:p text:style-name="P5"/>
            <text:p text:style-name="P5"/>
            <text:p text:style-name="P5"/>
            <text:p text:style-name="P5"/>
            <text:p text:style-name="P96"><text:span text:style-name="T3"><text:s/><text:tab/><text:tab/><text:tab/></text:span></text:p>
            <text:p text:style-name="P28"/>
          </table:table-cell>
        </table:table-row>
      </table:table>
      <text:p text:style-name="P4"><text:soft-page-break/></text:p>
      <text:p text:style-name="P4"/>
      <text:p text:style-name="P4"/>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rial" fo:font-family="Arial" style:font-family-generic="roman" style:font-pitch="variable" fo:font-size="11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1"/>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42" meta:paragraph-count="382" meta:word-count="5951" meta:character-count="36324" meta:non-whitespace-character-count="30470"/>
    <meta:generator>LibreOfficeDev/5.1.0.3$Linux_X86_64 LibreOffice_project/</meta:generator>
  </office:meta>
</office:document-meta>
</file>